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templat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0" style:family="table">
      <style:table-properties style:width="15.229cm" table:align="center"/>
    </style:style>
    <style:style style:name="Table10.A" style:family="table-column">
      <style:table-column-properties style:column-width="4.792cm"/>
    </style:style>
    <style:style style:name="Table10.B" style:family="table-column">
      <style:table-column-properties style:column-width="10.437cm"/>
    </style:style>
    <style:style style:name="Table10.1" style:family="table-row">
      <style:table-row-properties fo:keep-together="always"/>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2" style:family="table">
      <style:table-properties style:width="15.199cm" table:align="center" style:may-break-between-rows="true"/>
    </style:style>
    <style:style style:name="Table12.A" style:family="table-column">
      <style:table-column-properties style:column-width="3.644cm"/>
    </style:style>
    <style:style style:name="Table12.B" style:family="table-column">
      <style:table-column-properties style:column-width="2.85cm"/>
    </style:style>
    <style:style style:name="Table12.C" style:family="table-column">
      <style:table-column-properties style:column-width="8.705cm"/>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5.05cm" table:align="center" style:may-break-between-rows="false"/>
    </style:style>
    <style:style style:name="Table13.A" style:family="table-column">
      <style:table-column-properties style:column-width="3.496cm"/>
    </style:style>
    <style:style style:name="Table13.B" style:family="table-column">
      <style:table-column-properties style:column-width="3.087cm"/>
    </style:style>
    <style:style style:name="Table13.C" style:family="table-column">
      <style:table-column-properties style:column-width="8.4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6" style:family="table-row">
      <style:table-row-properties style:min-row-height="0.303cm" fo:keep-together="always"/>
    </style:style>
    <style:style style:name="Table14" style:family="table">
      <style:table-properties style:width="14.85cm" table:align="center" style:may-break-between-rows="true"/>
    </style:style>
    <style:style style:name="Table14.A" style:family="table-column">
      <style:table-column-properties style:column-width="3.47cm"/>
    </style:style>
    <style:style style:name="Table14.B" style:family="table-column">
      <style:table-column-properties style:column-width="3.057cm"/>
    </style:style>
    <style:style style:name="Table14.C" style:family="table-column">
      <style:table-column-properties style:column-width="8.324cm"/>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6" style:family="table-row">
      <style:table-row-properties style:min-row-height="0.303cm" fo:keep-together="always"/>
    </style:style>
    <style:style style:name="Table16" style:family="table">
      <style:table-properties style:width="16.51cm" table:align="center" style:may-break-between-rows="true"/>
    </style:style>
    <style:style style:name="Table16.A" style:family="table-column">
      <style:table-column-properties style:column-width="2.99cm"/>
    </style:style>
    <style:style style:name="Table16.B" style:family="table-column">
      <style:table-column-properties style:column-width="2.699cm"/>
    </style:style>
    <style:style style:name="Table16.C" style:family="table-column">
      <style:table-column-properties style:column-width="10.821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2" style:family="table-row">
      <style:table-row-properties style:min-row-height="0.61cm" fo:keep-together="always"/>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7" style:family="table-row">
      <style:table-row-properties style:min-row-height="0.303cm" fo:keep-together="always"/>
    </style:style>
    <style:style style:name="Table1" style:family="table">
      <style:table-properties style:width="12.959cm" table:align="center"/>
    </style:style>
    <style:style style:name="Table1.A" style:family="table-column">
      <style:table-column-properties style:column-width="3.173cm"/>
    </style:style>
    <style:style style:name="Table1.B" style:family="table-column">
      <style:table-column-properties style:column-width="9.786cm"/>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2.61cm" table:align="center"/>
    </style:style>
    <style:style style:name="Table2.A" style:family="table-column">
      <style:table-column-properties style:column-width="2.111cm"/>
    </style:style>
    <style:style style:name="Table2.B" style:family="table-column">
      <style:table-column-properties style:column-width="4.74cm"/>
    </style:style>
    <style:style style:name="Table2.C" style:family="table-column">
      <style:table-column-properties style:column-width="0.96cm"/>
    </style:style>
    <style:style style:name="Table2.H" style:family="table-column">
      <style:table-column-properties style:column-width="0.961cm"/>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H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5" style:family="table">
      <style:table-properties style:width="15.401cm" table:align="center" style:may-break-between-rows="true"/>
    </style:style>
    <style:style style:name="Table5.A" style:family="table-column">
      <style:table-column-properties style:column-width="0.688cm"/>
    </style:style>
    <style:style style:name="Table5.B" style:family="table-column">
      <style:table-column-properties style:column-width="4.921cm"/>
    </style:style>
    <style:style style:name="Table5.C" style:family="table-column">
      <style:table-column-properties style:column-width="9.791cm"/>
    </style:style>
    <style:style style:name="Table5.1" style:family="table-row">
      <style:table-row-properties fo:keep-together="always"/>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11" style:family="table">
      <style:table-properties style:width="15.901cm" table:align="center"/>
    </style:style>
    <style:style style:name="Table11.A" style:family="table-column">
      <style:table-column-properties style:column-width="3.995cm"/>
    </style:style>
    <style:style style:name="Table11.B" style:family="table-column">
      <style:table-column-properties style:column-width="2.408cm"/>
    </style:style>
    <style:style style:name="Table11.C" style:family="table-column">
      <style:table-column-properties style:column-width="9.499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3" style:family="table">
      <style:table-properties style:width="15.108cm" table:align="center"/>
    </style:style>
    <style:style style:name="Table3.A" style:family="table-column">
      <style:table-column-properties style:column-width="3.969cm"/>
    </style:style>
    <style:style style:name="Table3.B" style:family="table-column">
      <style:table-column-properties style:column-width="2.434cm"/>
    </style:style>
    <style:style style:name="Table3.C" style:family="table-column">
      <style:table-column-properties style:column-width="8.705cm"/>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9" style:family="table">
      <style:table-properties style:width="15.716cm" table:align="center" style:may-break-between-rows="true"/>
    </style:style>
    <style:style style:name="Table9.A" style:family="table-column">
      <style:table-column-properties style:column-width="4.101cm"/>
    </style:style>
    <style:style style:name="Table9.B" style:family="table-column">
      <style:table-column-properties style:column-width="2.514cm"/>
    </style:style>
    <style:style style:name="Table9.C" style:family="table-column">
      <style:table-column-properties style:column-width="9.102cm"/>
    </style:style>
    <style:style style:name="Table9.1" style:family="table-row">
      <style:table-row-properties fo:keep-together="always"/>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7" style:family="table">
      <style:table-properties style:width="15.399cm" table:align="center" style:may-break-between-rows="true"/>
    </style:style>
    <style:style style:name="Table7.A" style:family="table-column">
      <style:table-column-properties style:column-width="2.593cm"/>
    </style:style>
    <style:style style:name="Table7.B" style:family="table-column">
      <style:table-column-properties style:column-width="2.514cm"/>
    </style:style>
    <style:style style:name="Table7.C" style:family="table-column">
      <style:table-column-properties style:column-width="10.292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6.219cm" table:align="center"/>
    </style:style>
    <style:style style:name="Table6.A" style:family="table-column">
      <style:table-column-properties style:column-width="6.027cm"/>
    </style:style>
    <style:style style:name="Table6.B" style:family="table-column">
      <style:table-column-properties style:column-width="10.19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3.82cm" table:align="center" style:may-break-between-rows="false"/>
    </style:style>
    <style:style style:name="Table8.A" style:family="table-column">
      <style:table-column-properties style:column-width="0.614cm"/>
    </style:style>
    <style:style style:name="Table8.B" style:family="table-column">
      <style:table-column-properties style:column-width="4.325cm"/>
    </style:style>
    <style:style style:name="Table8.C" style:family="table-column">
      <style:table-column-properties style:column-width="8.881cm"/>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4" style:family="table">
      <style:table-properties style:width="11.82cm" table:align="center" style:may-break-between-rows="false"/>
    </style:style>
    <style:style style:name="Table4.A" style:family="table-column">
      <style:table-column-properties style:column-width="0.616cm"/>
    </style:style>
    <style:style style:name="Table4.B" style:family="table-column">
      <style:table-column-properties style:column-width="4.323cm"/>
    </style:style>
    <style:style style:name="Table4.C" style:family="table-column">
      <style:table-column-properties style:column-width="6.881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15" style:family="table">
      <style:table-properties style:width="16.113cm" table:align="center" style:may-break-between-rows="true"/>
    </style:style>
    <style:style style:name="Table15.A" style:family="table-column">
      <style:table-column-properties style:column-width="0.7cm"/>
    </style:style>
    <style:style style:name="Table15.B" style:family="table-column">
      <style:table-column-properties style:column-width="5.994cm"/>
    </style:style>
    <style:style style:name="Table15.C" style:family="table-column">
      <style:table-column-properties style:column-width="9.419cm"/>
    </style:style>
    <style:style style:name="Table15.1" style:family="table-row">
      <style:table-row-properties fo:keep-together="always"/>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7" style:family="table">
      <style:table-properties style:width="15.293cm" table:align="center" style:may-break-between-rows="false"/>
    </style:style>
    <style:style style:name="Table17.A" style:family="table-column">
      <style:table-column-properties style:column-width="3.851cm"/>
    </style:style>
    <style:style style:name="Table17.B" style:family="table-column">
      <style:table-column-properties style:column-width="11.442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6.23cm" table:align="center" style:may-break-between-rows="true"/>
    </style:style>
    <style:style style:name="Table18.A" style:family="table-column">
      <style:table-column-properties style:column-width="0.702cm"/>
    </style:style>
    <style:style style:name="Table18.B" style:family="table-column">
      <style:table-column-properties style:column-width="4.267cm"/>
    </style:style>
    <style:style style:name="Table18.C" style:family="table-column">
      <style:table-column-properties style:column-width="11.261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6.219cm" table:align="center" style:may-break-between-rows="true"/>
    </style:style>
    <style:style style:name="Table19.A" style:family="table-column">
      <style:table-column-properties style:column-width="4.496cm"/>
    </style:style>
    <style:style style:name="Table19.B" style:family="table-column">
      <style:table-column-properties style:column-width="11.723cm"/>
    </style:style>
    <style:style style:name="Table19.1" style:family="table-row">
      <style:table-row-properties fo:keep-together="always"/>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4pt" fo:language="en" fo:country="GB" fo:font-weight="normal" style:font-size-asian="24pt" style:font-weight-asian="normal" style:font-size-complex="24pt" style:font-weight-complex="normal"/>
    </style:style>
    <style:style style:name="P4" style:family="paragraph" style:parent-style-name="Standard">
      <style:text-properties fo:language="en" fo:country="GB"/>
    </style:style>
    <style:style style:name="P5" style:family="paragraph" style:parent-style-name="Standard">
      <style:paragraph-properties fo:text-align="center" style:justify-single-word="false"/>
      <style:text-properties fo:language="en" fo:country="GB"/>
    </style:style>
    <style:style style:name="P6" style:family="paragraph" style:parent-style-name="Table_20_Contents">
      <style:paragraph-properties fo:text-align="center" style:justify-single-word="false"/>
      <style:text-properties fo:language="en" fo:country="GB"/>
    </style:style>
    <style:style style:name="P7" style:family="paragraph" style:parent-style-name="Standard">
      <style:paragraph-properties fo:text-align="center" style:justify-single-word="false"/>
      <style:text-properties fo:language="en" fo:country="GB" fo:font-weight="normal" style:font-weight-asian="normal" style:font-weight-complex="normal"/>
    </style:style>
    <style:style style:name="P8" style:family="paragraph" style:parent-style-name="Table_20_Contents">
      <style:text-properties fo:language="en" fo:country="GB" fo:font-weight="normal" style:font-weight-asian="normal" style:font-weight-complex="normal"/>
    </style:style>
    <style:style style:name="P9" style:family="paragraph" style:parent-style-name="Standard">
      <style:text-properties fo:language="en" fo:country="GB" fo:font-style="normal" fo:font-weight="bold"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language="en" fo:country="GB" fo:font-style="normal" style:text-underline-style="none" style:font-style-asian="normal" style:font-style-complex="normal"/>
    </style:style>
    <style:style style:name="P11" style:family="paragraph" style:parent-style-name="Standard">
      <style:text-properties fo:language="en" fo:country="GB"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GB" fo:font-style="normal" style:font-style-asian="normal" style:font-style-complex="normal"/>
    </style:style>
    <style:style style:name="P13" style:family="paragraph" style:parent-style-name="Standard">
      <style:text-properties fo:language="en" fo:country="GB" fo:font-weight="bold" style:font-weight-asian="bold" style:font-weight-complex="bold"/>
    </style:style>
    <style:style style:name="P14" style:family="paragraph" style:parent-style-name="Table_20_Contents">
      <style:text-properties fo:language="en" fo:country="GB" fo:font-weight="bold" style:font-weight-asian="bold" style:font-weight-complex="bold"/>
    </style:style>
    <style:style style:name="P15" style:family="paragraph" style:parent-style-name="Standard">
      <style:paragraph-properties fo:text-align="end" style:justify-single-word="false"/>
      <style:text-properties fo:language="en" fo:country="GB"/>
    </style:style>
    <style:style style:name="P16" style:family="paragraph" style:parent-style-name="Standard">
      <style:paragraph-properties fo:text-align="start" style:justify-single-word="false"/>
      <style:text-properties fo:language="en" fo:country="GB"/>
    </style:style>
    <style:style style:name="P17" style:family="paragraph" style:parent-style-name="Text_20_body">
      <style:paragraph-properties fo:text-align="start" style:justify-single-word="false"/>
      <style:text-properties fo:language="en" fo:country="GB"/>
    </style:style>
    <style:style style:name="P18" style:family="paragraph" style:parent-style-name="Standard">
      <style:text-properties fo:language="en" fo:country="GB" fo:background-color="transparent"/>
    </style:style>
    <style:style style:name="P19" style:family="paragraph" style:parent-style-name="Table_20_Contents">
      <style:text-properties fo:language="en" fo:country="GB" fo:background-color="transparent"/>
    </style:style>
    <style:style style:name="P20" style:family="paragraph" style:parent-style-name="Table_20_Contents">
      <style:text-properties fo:language="en" fo:country="GB"/>
    </style:style>
    <style:style style:name="P21" style:family="paragraph" style:parent-style-name="Standard">
      <style:paragraph-properties fo:break-before="page"/>
      <style:text-properties fo:language="en" fo:country="GB"/>
    </style:style>
    <style:style style:name="P22" style:family="paragraph" style:parent-style-name="Text_20_body">
      <style:text-properties fo:language="en" fo:country="GB"/>
    </style:style>
    <style:style style:name="P23" style:family="paragraph" style:parent-style-name="Standard">
      <style:text-properties fo:language="en" fo:country="GB" officeooo:paragraph-rsid="00241cb5"/>
    </style:style>
    <style:style style:name="P24" style:family="paragraph" style:parent-style-name="Table_20_Contents">
      <style:text-properties fo:language="en" fo:country="GB" officeooo:rsid="00241cb5" officeooo:paragraph-rsid="00241cb5"/>
    </style:style>
    <style:style style:name="P25" style:family="paragraph" style:parent-style-name="Standard">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fo:background-color="transparent" style:font-weight-asian="bold" style:font-weight-complex="bold" style:text-rotation-angle="270" style:text-rotation-scale="line-height"/>
    </style:style>
    <style:style style:name="P27" style:family="paragraph" style:parent-style-name="Table_20_Contents">
      <style:text-properties fo:color="#0000ff" loext:opacity="100%" fo:font-style="italic" fo:font-weight="bold" style:font-style-asian="italic" style:font-weight-asian="bold" style:font-style-complex="italic" style:font-weight-complex="bold"/>
    </style:style>
    <style:style style:name="P28" style:family="paragraph" style:parent-style-name="Contents_20_1">
      <style:paragraph-properties>
        <style:tab-stops>
          <style:tab-stop style:position="14cm" style:type="right" style:leader-style="dotted" style:leader-text="."/>
        </style:tab-stops>
      </style:paragraph-properties>
    </style:style>
    <style:style style:name="P29" style:family="paragraph" style:parent-style-name="Contents_20_2">
      <style:paragraph-properties>
        <style:tab-stops>
          <style:tab-stop style:position="13cm" style:type="right" style:leader-style="dotted" style:leader-text="."/>
        </style:tab-stops>
      </style:paragraph-properties>
    </style:style>
    <style:style style:name="P30" style:family="paragraph" style:parent-style-name="Heading_20_1">
      <style:paragraph-properties fo:text-align="center" style:justify-single-word="false"/>
    </style:style>
    <style:style style:name="P31" style:family="paragraph" style:parent-style-name="Heading_20_1">
      <style:paragraph-properties fo:break-before="page"/>
      <style:text-properties fo:language="en" fo:country="GB"/>
    </style:style>
    <style:style style:name="P32" style:family="paragraph" style:parent-style-name="Heading_20_1">
      <style:text-properties fo:language="en" fo:country="GB"/>
    </style:style>
    <style:style style:name="P33" style:family="paragraph" style:parent-style-name="Heading_20_2">
      <style:text-properties fo:language="en" fo:country="GB"/>
    </style:style>
    <style:style style:name="P34" style:family="paragraph" style:parent-style-name="Heading_20_2">
      <style:paragraph-properties fo:text-align="start" style:justify-single-word="false"/>
      <style:text-properties fo:language="en" fo:country="GB"/>
    </style:style>
    <style:style style:name="P35" style:family="paragraph" style:parent-style-name="Table_20_Contents" style:list-style-name="L1">
      <style:text-properties fo:language="en" fo:country="GB"/>
    </style:style>
    <style:style style:name="P36" style:family="paragraph" style:parent-style-name="Table_20_Contents">
      <style:text-properties fo:language="en" fo:country="GB" officeooo:rsid="00241cb5" officeooo:paragraph-rsid="002a7283"/>
    </style:style>
    <style:style style:name="P37" style:family="paragraph" style:parent-style-name="Table_20_Contents">
      <style:text-properties fo:language="en" fo:country="GB" officeooo:rsid="002a7283" officeooo:paragraph-rsid="002a7283"/>
    </style:style>
    <style:style style:name="P38" style:family="paragraph" style:parent-style-name="Text_20_body" style:list-style-name="L2">
      <style:paragraph-properties fo:text-align="start" style:justify-single-word="false"/>
      <style:text-properties fo:language="en" fo:country="GB" fo:font-style="normal" style:font-style-asian="normal" style:font-style-complex="normal"/>
    </style:style>
    <style:style style:name="T1" style:family="text">
      <style:text-properties officeooo:rsid="001d2ac8"/>
    </style:style>
    <style:style style:name="T2" style:family="text">
      <style:text-properties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241cb5"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language="en" fo:country="GB"/>
    </style:style>
    <style:style style:name="T10" style:family="text">
      <style:text-properties fo:language="en" fo:country="GB" fo:font-weight="bold" style:font-style-asian="italic" style:font-weight-asian="bold" style:font-style-complex="italic" style:font-weight-complex="bold"/>
    </style:style>
    <style:style style:name="T11" style:family="text">
      <style:text-properties fo:language="en" fo:country="GB" fo:font-weight="bold" fo:background-color="transparent" loext:char-shading-value="0" style:font-weight-asian="bold" style:font-weight-complex="bold" style:text-rotation-angle="0" style:text-rotation-scale="line-height"/>
    </style:style>
    <style:style style:name="T12" style:family="text">
      <style:text-properties fo:language="en" fo:country="GB" fo:font-weight="normal" style:font-weight-asian="normal" style:font-weight-complex="normal"/>
    </style:style>
    <style:style style:name="T13" style:family="text">
      <style:text-properties fo:language="en" fo:country="GB" fo:font-style="italic" style:font-style-asian="italic" style:font-style-complex="italic"/>
    </style:style>
    <style:style style:name="T14" style:family="text">
      <style:text-properties fo:language="en" fo:country="GB" fo:font-style="normal" fo:font-weight="normal" style:font-style-asian="normal" style:font-weight-asian="normal" style:font-style-complex="normal" style:font-weight-complex="normal"/>
    </style:style>
    <style:style style:name="T15" style:family="text">
      <style:text-properties style:use-window-font-color="true" loext:opacity="0%"/>
    </style:style>
    <style:style style:name="T16" style:family="text">
      <style:text-properties style:use-window-font-color="true" loext:opacity="0%" fo:font-weight="normal" style:font-weight-asian="normal" style:font-weight-complex="normal"/>
    </style:style>
    <style:style style:name="T17" style:family="text">
      <style:text-properties fo:color="#ff0000" loext:opacity="100%" fo:font-weight="bold" style:font-weight-asian="bold" style:font-weight-complex="bold"/>
    </style:style>
    <style:style style:name="T18" style:family="text">
      <style:text-properties officeooo:rsid="001fc669"/>
    </style:style>
    <style:style style:name="T19" style:family="text">
      <style:text-properties officeooo:rsid="00241cb5"/>
    </style:style>
    <style:style style:name="T20" style:family="text">
      <style:text-properties officeooo:rsid="0025fa54"/>
    </style:style>
    <style:style style:name="T21" style:family="text">
      <style:text-properties officeooo:rsid="0027504a"/>
    </style:style>
    <style:style style:name="T22" style:family="text">
      <style:text-properties officeooo:rsid="0029fe75"/>
    </style:style>
    <style:style style:name="T23" style:family="text">
      <style:text-properties officeooo:rsid="002a7283"/>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h text:style-name="P30" text:outline-level="1"><text:bookmark-start text:name="__RefHeading___Toc2753_1627536955"/>Concepts<text:bookmark-end text:name="__RefHeading___Toc2753_1627536955"/></text:h>
      <text:p text:style-name="P5">of the</text:p>
      <text:p text:style-name="P3">SimpleBB</text:p>
      <text:p text:style-name="P7"/>
      <text:p text:style-name="P7"/>
      <text:p text:style-name="P5"/>
      <text:p text:style-name="P5">Document version 0.0.</text:p>
      <text:p text:style-name="P4"/>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Concepts<text:tab/>1</text:p>
          <text:p text:style-name="P28">1. Basic Information<text:tab/>3</text:p>
          <text:p text:style-name="P28">2. System Modules<text:tab/>3</text:p>
          <text:p text:style-name="P28">3. Messages and Threads<text:tab/>3</text:p>
          <text:p text:style-name="P29">Message parameters<text:tab/>3</text:p>
          <text:p text:style-name="P29">Thread parameters<text:tab/>4</text:p>
          <text:p text:style-name="P28">4. Forums and Sections<text:tab/>4</text:p>
          <text:p text:style-name="P29">Forum parameters<text:tab/>4</text:p>
          <text:p text:style-name="P29">Section parameters<text:tab/>5</text:p>
          <text:p text:style-name="P28">5. Users and Roles<text:tab/>5</text:p>
          <text:p text:style-name="P29">User role list<text:tab/>5</text:p>
          <text:p text:style-name="P29">User action matrix<text:tab/>5</text:p>
          <text:p text:style-name="P28">6. Access Control Module<text:tab/>6</text:p>
          <text:p text:style-name="P29">Access control module functions<text:tab/>7</text:p>
          <text:p text:style-name="P29">Pre-registered user properties<text:tab/>7</text:p>
          <text:p text:style-name="P29">User properties<text:tab/>8</text:p>
          <text:p text:style-name="P29">Preliminary session parameters<text:tab/>9</text:p>
          <text:p text:style-name="P29">Session parameters<text:tab/>9</text:p>
          <text:p text:style-name="P29">System settings<text:tab/>9</text:p>
          <text:p text:style-name="P28">7. SMTP Module<text:tab/>10</text:p>
          <text:p text:style-name="P29">SMTP module functions<text:tab/>10</text:p>
          <text:p text:style-name="P28">8. Captcha Module<text:tab/>11</text:p>
          <text:p text:style-name="P29">Captcha module functions<text:tab/>11</text:p>
          <text:p text:style-name="P28">9. Message Module<text:tab/>11</text:p>
          <text:p text:style-name="P29">Message module functions<text:tab/>11</text:p>
          <text:p text:style-name="P29">System settings<text:tab/>12</text:p>
          <text:p text:style-name="P28">10. Gateway Module<text:tab/>13</text:p>
          <text:p text:style-name="P29">Gateway module internal functions<text:tab/>13</text:p>
          <text:p text:style-name="P29">System settings<text:tab/>13</text:p>
          <text:p text:style-name="P28">11. Technical characteristics<text:tab/>14</text:p>
          <text:p text:style-name="P29">Difference between phpBB and SimpleBB<text:tab/>14</text:p>
          <text:p text:style-name="P29">Scaling<text:tab/>14</text:p>
          <text:p text:style-name="P29">Logics<text:tab/>14</text:p>
          <text:p text:style-name="P29">Reliability<text:tab/>15</text:p>
          <text:p text:style-name="P29">Installation and configuration<text:tab/>15</text:p>
        </text:index-body>
      </text:table-of-content>
      <text:p text:style-name="P17"/>
      <text:h text:style-name="P31" text:outline-level="1"><text:bookmark-start text:name="__RefHeading___Toc2755_1627536955"/>1. Basic Information<text:bookmark-end text:name="__RefHeading___Toc2755_1627536955"/></text:h>
      <text:p text:style-name="P17"><text:span text:style-name="T3">SimpleBB</text:span> is an internet forum engine. </text:p>
      <text:p text:style-name="P17">The main purpose of a forum engine is to provide a programmatic way for receiving, storing and serving textual messages of forum's users. The main purpose of this engine is to provide a very simplistic alternative to a popular <text:span text:style-name="T3">phpBB</text:span> forum engine which was written in a very old <text:span text:style-name="T3">PHP</text:span> programming language.</text:p>
      <text:h text:style-name="Heading_20_1" text:outline-level="1"><text:bookmark-start text:name="__RefHeading___Toc2757_1627536955"/>2. System Modules<text:bookmark-end text:name="__RefHeading___Toc2757_1627536955"/></text:h>
      <text:p text:style-name="P4">System is divided into modules which are represented by micro services. The list of modules is following.</text:p>
      <text:p text:style-name="P4"/>
      <table:table table:name="Table10" table:style-name="Table10">
        <table:table-column table:style-name="Table10.A"/>
        <table:table-column table:style-name="Table10.B"/>
        <table:table-row table:style-name="Table10.1">
          <table:table-cell table:style-name="Table10.A1" office:value-type="string">
            <text:p text:style-name="P14">Module</text:p>
          </table:table-cell>
          <table:table-cell table:style-name="Table10.B1" office:value-type="string">
            <text:p text:style-name="P14">Description</text:p>
          </table:table-cell>
        </table:table-row>
        <table:table-row table:style-name="Table10.1">
          <table:table-cell table:style-name="Table10.A2" office:value-type="string">
            <text:p text:style-name="P20">Gateway Module</text:p>
          </table:table-cell>
          <table:table-cell table:style-name="Table10.B2" office:value-type="string">
            <text:p text:style-name="P20">Accepts incoming <text:span text:style-name="T3">HTTPS</text:span> connections from clients.</text:p>
            <text:p text:style-name="P20">Dispatches tasks and makes queries to other modules.</text:p>
          </table:table-cell>
        </table:table-row>
        <table:table-row table:style-name="Table10.1">
          <table:table-cell table:style-name="Table10.A2" office:value-type="string">
            <text:p text:style-name="P20">Access Control Module</text:p>
          </table:table-cell>
          <table:table-cell table:style-name="Table10.B2" office:value-type="string">
            <text:p text:style-name="P20">Registers users and stores their parameters and properties.</text:p>
            <text:p text:style-name="P20">Manages user sessions, logs users in and out.</text:p>
            <text:p text:style-name="P20">Validates verification codes.</text:p>
          </table:table-cell>
        </table:table-row>
        <table:table-row table:style-name="Table10.1">
          <table:table-cell table:style-name="Table10.A2" office:value-type="string">
            <text:p text:style-name="P20">Message Module</text:p>
          </table:table-cell>
          <table:table-cell table:style-name="Table10.B2" office:value-type="string">
            <text:p text:style-name="P20">Provides access for reading, editing and creating of messages.</text:p>
          </table:table-cell>
        </table:table-row>
        <table:table-row table:style-name="Table10.1">
          <table:table-cell table:style-name="Table10.A2" office:value-type="string">
            <text:p text:style-name="P20">SMTP Module</text:p>
          </table:table-cell>
          <table:table-cell table:style-name="Table10.B2" office:value-type="string">
            <text:p text:style-name="P20">Sends e-mail messages. </text:p>
          </table:table-cell>
        </table:table-row>
        <table:table-row table:style-name="Table10.1">
          <table:table-cell table:style-name="Table10.A2" office:value-type="string">
            <text:p text:style-name="P20">Captcha Module</text:p>
          </table:table-cell>
          <table:table-cell table:style-name="Table10.B2" office:value-type="string">
            <text:p text:style-name="P20">Creates captchas and verifies user's answers.</text:p>
          </table:table-cell>
        </table:table-row>
      </table:table>
      <text:p text:style-name="P4"/>
      <text:p text:style-name="P16"><text:span text:style-name="T6">Modules communicate with each other using the </text:span><text:span text:style-name="T5">JSON-RPC</text:span><text:span text:style-name="T6"> protocol of version 2.0. </text:span><text:span text:style-name="T5">JSON-RPC</text:span><text:span text:style-name="T6"> protocol is a very simple and at the same time very robust protocol for </text:span><text:span text:style-name="T5">RPC</text:span><text:span text:style-name="T6"> servers. Its specification can be found on the official website: </text:span><text:a xlink:type="simple" xlink:href="https://www.jsonrpc.org/specification" text:style-name="Internet_20_link" text:visited-style-name="Visited_20_Internet_20_Link">https://www.jsonrpc.org/specification</text:a></text:p>
      <text:h text:style-name="Heading_20_1" text:outline-level="1"><text:bookmark-start text:name="__RefHeading___Toc2759_1627536955"/>3. Messages and Threads<text:bookmark-end text:name="__RefHeading___Toc2759_1627536955"/></text:h>
      <text:p text:style-name="P4">Each message is created by a single user. A message can be edited by its creator, if it is not too old, and by moderators. Message stores information about its creator and time of creation. Message also stores information about its last edit – editor and time of editing. </text:p>
      <text:p text:style-name="P4"/>
      <text:p text:style-name="P16"><text:span text:style-name="T6">Main purpose of a message is to store message data – a textual data field which may contain plain text and additional elements encoded with a special </text:span><text:span text:style-name="T5">BB Code</text:span><text:span text:style-name="T6"> markup language, such as links to images, colourization of text and other features. Message is an atomic (i.e. not further divisible) unit to store textual information.</text:span></text:p>
      <text:h text:style-name="P33" text:outline-level="2"><text:bookmark-start text:name="__RefHeading___Toc2761_1627536955"/>Message parameters<text:bookmark-end text:name="__RefHeading___Toc2761_1627536955"/></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Parameter</text:p>
          </table:table-cell>
          <table:table-cell table:style-name="Table12.A1" office:value-type="string">
            <text:p text:style-name="P14">Value Type</text:p>
          </table:table-cell>
          <table:table-cell table:style-name="Table12.C1" office:value-type="string">
            <text:p text:style-name="P14">Description</text:p>
          </table:table-cell>
        </table:table-row>
        <table:table-row table:style-name="Table12.1">
          <table:table-cell table:style-name="Table12.A2" office:value-type="string">
            <text:p text:style-name="P8">Id</text:p>
          </table:table-cell>
          <table:table-cell table:style-name="Table12.A2" office:value-type="string">
            <text:p text:style-name="P8">Integer</text:p>
          </table:table-cell>
          <table:table-cell table:style-name="Table12.C2" office:value-type="string">
            <text:p text:style-name="P8">Identifier of this message.</text:p>
          </table:table-cell>
        </table:table-row>
        <table:table-row table:style-name="Table12.1">
          <table:table-cell table:style-name="Table12.A2" office:value-type="string">
            <text:p text:style-name="P8">ThreadId</text:p>
          </table:table-cell>
          <table:table-cell table:style-name="Table12.A2" office:value-type="string">
            <text:p text:style-name="P8">Integer</text:p>
          </table:table-cell>
          <table:table-cell table:style-name="Table12.C2" office:value-type="string">
            <text:p text:style-name="P8">Identifier of a thread containing this message.</text:p>
          </table:table-cell>
        </table:table-row>
        <table:table-row table:style-name="Table12.1">
          <table:table-cell table:style-name="Table12.A2" office:value-type="string">
            <text:p text:style-name="P8">Text</text:p>
          </table:table-cell>
          <table:table-cell table:style-name="Table12.A2" office:value-type="string">
            <text:p text:style-name="P8">String</text:p>
          </table:table-cell>
          <table:table-cell table:style-name="Table12.C2" office:value-type="string">
            <text:p text:style-name="P8">Textual information of this message.</text:p>
          </table:table-cell>
        </table:table-row>
        <table:table-row table:style-name="Table12.1">
          <table:table-cell table:style-name="Table12.A2" office:value-type="string">
            <text:p text:style-name="P8">TextChecksum</text:p>
          </table:table-cell>
          <table:table-cell table:style-name="Table12.A2" office:value-type="string">
            <text:p text:style-name="P8">Integer</text:p>
          </table:table-cell>
          <table:table-cell table:style-name="Table12.C2" office:value-type="string">
            <text:p text:style-name="P8">Check sum of the <text:span text:style-name="T3">Text</text:span> field.</text:p>
          </table:table-cell>
        </table:table-row>
        <text:soft-page-break/>
        <table:table-row table:style-name="Table12.1">
          <table:table-cell table:style-name="Table12.A2" office:value-type="string">
            <text:p text:style-name="P8">Creator.UserId</text:p>
          </table:table-cell>
          <table:table-cell table:style-name="Table12.A2" office:value-type="string">
            <text:p text:style-name="P8">Integer</text:p>
          </table:table-cell>
          <table:table-cell table:style-name="Table12.C2" office:value-type="string">
            <text:p text:style-name="P8">ID of a user who created this message.</text:p>
          </table:table-cell>
        </table:table-row>
        <table:table-row table:style-name="Table12.1">
          <table:table-cell table:style-name="Table12.A2" office:value-type="string">
            <text:p text:style-name="P20">Creator.Time</text:p>
          </table:table-cell>
          <table:table-cell table:style-name="Table12.A2" office:value-type="string">
            <text:p text:style-name="P20">Time</text:p>
          </table:table-cell>
          <table:table-cell table:style-name="Table12.C2" office:value-type="string">
            <text:p text:style-name="P20">Day and time of creation of this message.</text:p>
          </table:table-cell>
        </table:table-row>
        <table:table-row table:style-name="Table12.1">
          <table:table-cell table:style-name="Table12.A2" office:value-type="string">
            <text:p text:style-name="P8">Editor.UserId</text:p>
          </table:table-cell>
          <table:table-cell table:style-name="Table12.A2" office:value-type="string">
            <text:p text:style-name="P8">Integer</text:p>
          </table:table-cell>
          <table:table-cell table:style-name="Table12.C2" office:value-type="string">
            <text:p text:style-name="P8">ID of a last user who edited this message.</text:p>
          </table:table-cell>
        </table:table-row>
        <table:table-row table:style-name="Table12.1">
          <table:table-cell table:style-name="Table12.A2" office:value-type="string">
            <text:p text:style-name="P20">Editor.Time</text:p>
          </table:table-cell>
          <table:table-cell table:style-name="Table12.A2" office:value-type="string">
            <text:p text:style-name="P20">Time</text:p>
          </table:table-cell>
          <table:table-cell table:style-name="Table12.C2" office:value-type="string">
            <text:p text:style-name="P20">Day and time of last edit of this message.</text:p>
          </table:table-cell>
        </table:table-row>
      </table:table>
      <text:p text:style-name="P10"/>
      <text:p text:style-name="P10">Messages are stored in threads. A thread consists of a chain of several messages ordered chronologically.</text:p>
      <text:h text:style-name="P33" text:outline-level="2"><text:bookmark-start text:name="__RefHeading___Toc2763_1627536955"/>Thread parameters<text:bookmark-end text:name="__RefHeading___Toc2763_1627536955"/></text:h>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4">Parameter</text:p>
          </table:table-cell>
          <table:table-cell table:style-name="Table13.A1" office:value-type="string">
            <text:p text:style-name="P14">Value Type</text:p>
          </table:table-cell>
          <table:table-cell table:style-name="Table13.C1" office:value-type="string">
            <text:p text:style-name="P14">Description</text:p>
          </table:table-cell>
        </table:table-row>
        <table:table-row table:style-name="Table13.1">
          <table:table-cell table:style-name="Table13.A2" office:value-type="string">
            <text:p text:style-name="P8">Id</text:p>
          </table:table-cell>
          <table:table-cell table:style-name="Table13.A2" office:value-type="string">
            <text:p text:style-name="P8">Integer</text:p>
          </table:table-cell>
          <table:table-cell table:style-name="Table13.C2" office:value-type="string">
            <text:p text:style-name="P8">Identifier of this thread.</text:p>
          </table:table-cell>
        </table:table-row>
        <table:table-row table:style-name="Table13.1">
          <table:table-cell table:style-name="Table13.A2" office:value-type="string">
            <text:p text:style-name="P8">ForumId</text:p>
          </table:table-cell>
          <table:table-cell table:style-name="Table13.A2" office:value-type="string">
            <text:p text:style-name="P8">Integer</text:p>
          </table:table-cell>
          <table:table-cell table:style-name="Table13.C2" office:value-type="string">
            <text:p text:style-name="P8">Identifier of a forum containing this thread.</text:p>
          </table:table-cell>
        </table:table-row>
        <table:table-row table:style-name="Table13.1">
          <table:table-cell table:style-name="Table13.A2" office:value-type="string">
            <text:p text:style-name="P8">Name</text:p>
          </table:table-cell>
          <table:table-cell table:style-name="Table13.A2" office:value-type="string">
            <text:p text:style-name="P8">String</text:p>
          </table:table-cell>
          <table:table-cell table:style-name="Table13.C2" office:value-type="string">
            <text:p text:style-name="P8">Name of this thread.</text:p>
          </table:table-cell>
        </table:table-row>
        <table:table-row table:style-name="Table13.1">
          <table:table-cell table:style-name="Table13.A2" office:value-type="string">
            <text:p text:style-name="P8">Messages</text:p>
          </table:table-cell>
          <table:table-cell table:style-name="Table13.A2" office:value-type="string">
            <text:p text:style-name="P8">Integer Array</text:p>
          </table:table-cell>
          <table:table-cell table:style-name="Table13.C2" office:value-type="string">
            <text:p text:style-name="P8">List of identifiers of messages of this thread.</text:p>
          </table:table-cell>
        </table:table-row>
        <table:table-row table:style-name="Table13.6">
          <table:table-cell table:style-name="Table13.A2" office:value-type="string">
            <text:p text:style-name="P8">Creator.UserId</text:p>
          </table:table-cell>
          <table:table-cell table:style-name="Table13.A2" office:value-type="string">
            <text:p text:style-name="P8">Integer</text:p>
          </table:table-cell>
          <table:table-cell table:style-name="Table13.C2" office:value-type="string">
            <text:p text:style-name="P8">ID of a user who created this thread.</text:p>
          </table:table-cell>
        </table:table-row>
        <table:table-row table:style-name="Table13.1">
          <table:table-cell table:style-name="Table13.A2" office:value-type="string">
            <text:p text:style-name="P20">Creator.Time</text:p>
          </table:table-cell>
          <table:table-cell table:style-name="Table13.A2" office:value-type="string">
            <text:p text:style-name="P20">Time</text:p>
          </table:table-cell>
          <table:table-cell table:style-name="Table13.C2" office:value-type="string">
            <text:p text:style-name="P20">Day and time of creation of this thread.</text:p>
          </table:table-cell>
        </table:table-row>
        <table:table-row table:style-name="Table13.1">
          <table:table-cell table:style-name="Table13.A2" office:value-type="string">
            <text:p text:style-name="P8">Editor.UserId</text:p>
          </table:table-cell>
          <table:table-cell table:style-name="Table13.A2" office:value-type="string">
            <text:p text:style-name="P8">Integer</text:p>
          </table:table-cell>
          <table:table-cell table:style-name="Table13.C2" office:value-type="string">
            <text:p text:style-name="P8">ID of a last user who edited this thread.</text:p>
          </table:table-cell>
        </table:table-row>
        <table:table-row table:style-name="Table13.1">
          <table:table-cell table:style-name="Table13.A2" office:value-type="string">
            <text:p text:style-name="P20">Editor.Time</text:p>
          </table:table-cell>
          <table:table-cell table:style-name="Table13.A2" office:value-type="string">
            <text:p text:style-name="P20">Time</text:p>
          </table:table-cell>
          <table:table-cell table:style-name="Table13.C2" office:value-type="string">
            <text:p text:style-name="P20">Day and time of last edit of this thread.</text:p>
          </table:table-cell>
        </table:table-row>
      </table:table>
      <text:p text:style-name="P10"/>
      <text:h text:style-name="P32" text:outline-level="1"><text:bookmark-start text:name="__RefHeading___Toc2765_1627536955"/>4. Forums and Sections<text:bookmark-end text:name="__RefHeading___Toc2765_1627536955"/></text:h>
      <text:p text:style-name="P4">Threads are stored in forums. A forum consists of several threads ordered chronologically.</text:p>
      <text:h text:style-name="P33" text:outline-level="2"><text:bookmark-start text:name="__RefHeading___Toc2767_1627536955"/>Forum parameters<text:bookmark-end text:name="__RefHeading___Toc2767_1627536955"/></text:h>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4">Parameter</text:p>
          </table:table-cell>
          <table:table-cell table:style-name="Table14.A1" office:value-type="string">
            <text:p text:style-name="P14">Value Type</text:p>
          </table:table-cell>
          <table:table-cell table:style-name="Table14.C1" office:value-type="string">
            <text:p text:style-name="P14">Description</text:p>
          </table:table-cell>
        </table:table-row>
        <table:table-row table:style-name="Table14.1">
          <table:table-cell table:style-name="Table14.A2" office:value-type="string">
            <text:p text:style-name="P8">Id</text:p>
          </table:table-cell>
          <table:table-cell table:style-name="Table14.A2" office:value-type="string">
            <text:p text:style-name="P8">Integer</text:p>
          </table:table-cell>
          <table:table-cell table:style-name="Table14.C2" office:value-type="string">
            <text:p text:style-name="P8">Identifier of this forum.</text:p>
          </table:table-cell>
        </table:table-row>
        <table:table-row table:style-name="Table14.1">
          <table:table-cell table:style-name="Table14.A2" office:value-type="string">
            <text:p text:style-name="P8">SectionId</text:p>
          </table:table-cell>
          <table:table-cell table:style-name="Table14.A2" office:value-type="string">
            <text:p text:style-name="P8">Integer</text:p>
          </table:table-cell>
          <table:table-cell table:style-name="Table14.C2" office:value-type="string">
            <text:p text:style-name="P8">Identifier of a section containing this forum.</text:p>
          </table:table-cell>
        </table:table-row>
        <table:table-row table:style-name="Table14.1">
          <table:table-cell table:style-name="Table14.A2" office:value-type="string">
            <text:p text:style-name="P8">Name</text:p>
          </table:table-cell>
          <table:table-cell table:style-name="Table14.A2" office:value-type="string">
            <text:p text:style-name="P8">String</text:p>
          </table:table-cell>
          <table:table-cell table:style-name="Table14.C2" office:value-type="string">
            <text:p text:style-name="P8">Name of this forum.</text:p>
          </table:table-cell>
        </table:table-row>
        <table:table-row table:style-name="Table14.1">
          <table:table-cell table:style-name="Table14.A2" office:value-type="string">
            <text:p text:style-name="P8">Threads</text:p>
          </table:table-cell>
          <table:table-cell table:style-name="Table14.A2" office:value-type="string">
            <text:p text:style-name="P8">Integer Array</text:p>
          </table:table-cell>
          <table:table-cell table:style-name="Table14.C2" office:value-type="string">
            <text:p text:style-name="P8">List of identifiers of threads of this forum.</text:p>
          </table:table-cell>
        </table:table-row>
        <table:table-row table:style-name="Table14.6">
          <table:table-cell table:style-name="Table14.A2" office:value-type="string">
            <text:p text:style-name="P8">Creator.UserId</text:p>
          </table:table-cell>
          <table:table-cell table:style-name="Table14.A2" office:value-type="string">
            <text:p text:style-name="P8">Integer</text:p>
          </table:table-cell>
          <table:table-cell table:style-name="Table14.C2" office:value-type="string">
            <text:p text:style-name="P8">ID of a user who created this forum.</text:p>
          </table:table-cell>
        </table:table-row>
        <table:table-row table:style-name="Table14.1">
          <table:table-cell table:style-name="Table14.A2" office:value-type="string">
            <text:p text:style-name="P20">Creator.Time</text:p>
          </table:table-cell>
          <table:table-cell table:style-name="Table14.A2" office:value-type="string">
            <text:p text:style-name="P20">Time</text:p>
          </table:table-cell>
          <table:table-cell table:style-name="Table14.C2" office:value-type="string">
            <text:p text:style-name="P20">Day and time of creation of this forum.</text:p>
          </table:table-cell>
        </table:table-row>
        <table:table-row table:style-name="Table14.1">
          <table:table-cell table:style-name="Table14.A2" office:value-type="string">
            <text:p text:style-name="P8">Editor.UserId</text:p>
          </table:table-cell>
          <table:table-cell table:style-name="Table14.A2" office:value-type="string">
            <text:p text:style-name="P8">Integer</text:p>
          </table:table-cell>
          <table:table-cell table:style-name="Table14.C2" office:value-type="string">
            <text:p text:style-name="P8">ID of a last user who edited this forum.</text:p>
          </table:table-cell>
        </table:table-row>
        <table:table-row table:style-name="Table14.1">
          <table:table-cell table:style-name="Table14.A2" office:value-type="string">
            <text:p text:style-name="P20">Editor.Time</text:p>
          </table:table-cell>
          <table:table-cell table:style-name="Table14.A2" office:value-type="string">
            <text:p text:style-name="P20">Time</text:p>
          </table:table-cell>
          <table:table-cell table:style-name="Table14.C2" office:value-type="string">
            <text:p text:style-name="P20">Day and time of last edit of this forum.</text:p>
          </table:table-cell>
        </table:table-row>
      </table:table>
      <text:p text:style-name="P10"/>
      <text:p text:style-name="P10">Sections are used to divide and group forums into categories or themes. Sections can either hold other sections or a list of forums. A section can not have other sections and forums at the same time, as opposed to later modifications of the <text:span text:style-name="T3">phpBB</text:span> forum engine. Sections do not mix content of different types – either sub-sections only or forums only.</text:p>
      <text:h text:style-name="P33" text:outline-level="2"><text:bookmark-start text:name="__RefHeading___Toc2769_1627536955"/><text:soft-page-break/>Section parameters<text:bookmark-end text:name="__RefHeading___Toc2769_1627536955"/></text:h>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4">Parameter</text:p>
          </table:table-cell>
          <table:table-cell table:style-name="Table16.A1" office:value-type="string">
            <text:p text:style-name="P14">Value Type</text:p>
          </table:table-cell>
          <table:table-cell table:style-name="Table16.C1" office:value-type="string">
            <text:p text:style-name="P14">Description</text:p>
          </table:table-cell>
        </table:table-row>
        <table:table-row table:style-name="Table16.2">
          <table:table-cell table:style-name="Table16.A2" office:value-type="string">
            <text:p text:style-name="P8">Id</text:p>
          </table:table-cell>
          <table:table-cell table:style-name="Table16.A2" office:value-type="string">
            <text:p text:style-name="P8">Integer</text:p>
          </table:table-cell>
          <table:table-cell table:style-name="Table16.C2" office:value-type="string">
            <text:p text:style-name="P8">Identifier of a section.</text:p>
          </table:table-cell>
        </table:table-row>
        <table:table-row table:style-name="Table16.1">
          <table:table-cell table:style-name="Table16.A2" office:value-type="string">
            <text:p text:style-name="P8">Parent</text:p>
          </table:table-cell>
          <table:table-cell table:style-name="Table16.A2" office:value-type="string">
            <text:p text:style-name="P8">Integer</text:p>
          </table:table-cell>
          <table:table-cell table:style-name="Table16.C2" office:value-type="string">
            <text:p text:style-name="P8">Identifier of a parent section containing this section.</text:p>
          </table:table-cell>
        </table:table-row>
        <table:table-row table:style-name="Table16.1">
          <table:table-cell table:style-name="Table16.A2" office:value-type="string">
            <text:p text:style-name="P8">ChildType</text:p>
          </table:table-cell>
          <table:table-cell table:style-name="Table16.A2" office:value-type="string">
            <text:p text:style-name="P8">Integer</text:p>
          </table:table-cell>
          <table:table-cell table:style-name="Table16.C2" office:value-type="string">
            <text:p text:style-name="P8">Type of child elements: either sub-sections or forums.</text:p>
          </table:table-cell>
        </table:table-row>
        <table:table-row table:style-name="Table16.1">
          <table:table-cell table:style-name="Table16.A2" office:value-type="string">
            <text:p text:style-name="P8">Children</text:p>
          </table:table-cell>
          <table:table-cell table:style-name="Table16.A2" office:value-type="string">
            <text:p text:style-name="P8">Integer Array</text:p>
          </table:table-cell>
          <table:table-cell table:style-name="Table16.C2" office:value-type="string">
            <text:p text:style-name="P8">List of IDs of child elements (either sub-sections or forums).</text:p>
          </table:table-cell>
        </table:table-row>
        <table:table-row table:style-name="Table16.1">
          <table:table-cell table:style-name="Table16.A2" office:value-type="string">
            <text:p text:style-name="P8">Name</text:p>
          </table:table-cell>
          <table:table-cell table:style-name="Table16.A2" office:value-type="string">
            <text:p text:style-name="P8">String</text:p>
          </table:table-cell>
          <table:table-cell table:style-name="Table16.C2" office:value-type="string">
            <text:p text:style-name="P8">Name of this section.</text:p>
          </table:table-cell>
        </table:table-row>
        <table:table-row table:style-name="Table16.7">
          <table:table-cell table:style-name="Table16.A2" office:value-type="string">
            <text:p text:style-name="P8">Creator.UserId</text:p>
          </table:table-cell>
          <table:table-cell table:style-name="Table16.A2" office:value-type="string">
            <text:p text:style-name="P8">Integer</text:p>
          </table:table-cell>
          <table:table-cell table:style-name="Table16.C2" office:value-type="string">
            <text:p text:style-name="P8">ID of a user who created this forum.</text:p>
          </table:table-cell>
        </table:table-row>
        <table:table-row table:style-name="Table16.1">
          <table:table-cell table:style-name="Table16.A2" office:value-type="string">
            <text:p text:style-name="P20">Creator.Time</text:p>
          </table:table-cell>
          <table:table-cell table:style-name="Table16.A2" office:value-type="string">
            <text:p text:style-name="P20">Time</text:p>
          </table:table-cell>
          <table:table-cell table:style-name="Table16.C2" office:value-type="string">
            <text:p text:style-name="P20">Day and time of creation of this forum.</text:p>
          </table:table-cell>
        </table:table-row>
        <table:table-row table:style-name="Table16.1">
          <table:table-cell table:style-name="Table16.A2" office:value-type="string">
            <text:p text:style-name="P8">Editor.UserId</text:p>
          </table:table-cell>
          <table:table-cell table:style-name="Table16.A2" office:value-type="string">
            <text:p text:style-name="P8">Integer</text:p>
          </table:table-cell>
          <table:table-cell table:style-name="Table16.C2" office:value-type="string">
            <text:p text:style-name="P8">ID of a last user who edited this forum.</text:p>
          </table:table-cell>
        </table:table-row>
        <table:table-row table:style-name="Table16.1">
          <table:table-cell table:style-name="Table16.A2" office:value-type="string">
            <text:p text:style-name="P20">Editor.Time</text:p>
          </table:table-cell>
          <table:table-cell table:style-name="Table16.A2" office:value-type="string">
            <text:p text:style-name="P20">Time</text:p>
          </table:table-cell>
          <table:table-cell table:style-name="Table16.C2" office:value-type="string">
            <text:p text:style-name="P20">Day and time of last edit of this forum.</text:p>
          </table:table-cell>
        </table:table-row>
      </table:table>
      <text:p text:style-name="P10"/>
      <text:h text:style-name="P32" text:outline-level="1"><text:bookmark-start text:name="__RefHeading___Toc2771_1627536955"/>5. Users and Roles<text:bookmark-end text:name="__RefHeading___Toc2771_1627536955"/></text:h>
      <text:p text:style-name="Standard"><text:span text:style-name="T9">In order to use the system, one should create a registered system user. By default, all the forums and their threads are not visible to unregistered visitors. Users have various access rights to the system depending on their roles. For each kind of possible action or a set of actions there is a separate role. Each user must have one or more roles. Newly registered approved users obtain the simplest role – </text:span><text:span text:style-name="User_20_Role"><text:span text:style-name="T10">Reader</text:span></text:span><text:span text:style-name="T9">. Unregistered or unapproved users do not have the </text:span><text:span text:style-name="User_20_Role"><text:span text:style-name="T10">Reader</text:span></text:span><text:span text:style-name="T9"> role. List of possible user roles is described below.</text:span></text:p>
      <text:h text:style-name="P33" text:outline-level="2"><text:bookmark-start text:name="__RefHeading___Toc2773_1627536955"/>User role list<text:bookmark-end text:name="__RefHeading___Toc2773_1627536955"/></text:h>
      <table:table table:name="Table1" table:style-name="Table1">
        <table:table-column table:style-name="Table1.A"/>
        <table:table-column table:style-name="Table1.B"/>
        <table:table-row table:style-name="Table1.1">
          <table:table-cell table:style-name="Table1.A1" office:value-type="string">
            <text:p text:style-name="P9">User Role</text:p>
          </table:table-cell>
          <table:table-cell table:style-name="Table1.B1" office:value-type="string">
            <text:p text:style-name="P13">Description</text:p>
          </table:table-cell>
        </table:table-row>
        <table:table-row table:style-name="Table1.1">
          <table:table-cell table:style-name="Table1.A2" office:value-type="string">
            <text:p text:style-name="P27"><text:span text:style-name="User_20_Role"><text:span text:style-name="T9">Administrator</text:span></text:span></text:p>
          </table:table-cell>
          <table:table-cell table:style-name="Table1.B2" office:value-type="string">
            <text:p text:style-name="P20">Can create, edit, move and delete sections.</text:p>
            <text:p text:style-name="P20">Can create, edit, move and delete forums.</text:p>
            <text:p text:style-name="P20">Can edit, move and delete threads.</text:p>
            <text:p text:style-name="P20">Can move and delete messages.</text:p>
            <text:p text:style-name="P20">Can view user parameters and set user roles.</text:p>
          </table:table-cell>
        </table:table-row>
        <table:table-row table:style-name="Table1.1">
          <table:table-cell table:style-name="Table1.A2" office:value-type="string">
            <text:p text:style-name="P27"><text:span text:style-name="User_20_Role"><text:span text:style-name="T9">Moderator</text:span></text:span></text:p>
          </table:table-cell>
          <table:table-cell table:style-name="Table1.B2" office:value-type="string">
            <text:p text:style-name="P20">Can edit messages.</text:p>
            <text:p text:style-name="P20">Can ban and unban users.</text:p>
          </table:table-cell>
        </table:table-row>
        <table:table-row table:style-name="Table1.1">
          <table:table-cell table:style-name="Table1.A2" office:value-type="string">
            <text:p text:style-name="P27"><text:span text:style-name="User_20_Role"><text:span text:style-name="T9">Author</text:span></text:span></text:p>
          </table:table-cell>
          <table:table-cell table:style-name="Table1.B2" office:value-type="string">
            <text:p text:style-name="P20">Can create new threads.</text:p>
          </table:table-cell>
        </table:table-row>
        <table:table-row table:style-name="Table1.1">
          <table:table-cell table:style-name="Table1.A2" office:value-type="string">
            <text:p text:style-name="P27"><text:span text:style-name="User_20_Role"><text:span text:style-name="T9">Writer</text:span></text:span></text:p>
          </table:table-cell>
          <table:table-cell table:style-name="Table1.B2" office:value-type="string">
            <text:p text:style-name="P20">Can add new messages into a thread.</text:p>
            <text:p text:style-name="P20">Can edit its own messages when they are not too old.</text:p>
          </table:table-cell>
        </table:table-row>
        <table:table-row table:style-name="Table1.1">
          <table:table-cell table:style-name="Table1.A2" office:value-type="string">
            <text:p text:style-name="P27"><text:span text:style-name="User_20_Role"><text:span text:style-name="T9">Reader</text:span></text:span></text:p>
          </table:table-cell>
          <table:table-cell table:style-name="Table1.B2" office:value-type="string">
            <text:p text:style-name="P20">Can read sections, forums, threads and messages.</text:p>
          </table:table-cell>
        </table:table-row>
        <table:table-row table:style-name="Table1.1">
          <table:table-cell table:style-name="Table1.A2" office:value-type="string">
            <text:p text:style-name="P25">Logged user</text:p>
          </table:table-cell>
          <table:table-cell table:style-name="Table1.B2" office:value-type="string">
            <text:p text:style-name="P20">Can view logged users, user's log status.</text:p>
            <text:p text:style-name="P20">Can view user's roles.</text:p>
          </table:table-cell>
        </table:table-row>
      </table:table>
      <text:h text:style-name="P33" text:outline-level="2"><text:bookmark-start text:name="__RefHeading___Toc2775_1627536955"/>User action matrix<text:bookmark-end text:name="__RefHeading___Toc2775_1627536955"/></text:h>
      <text:p text:style-name="P4">The following matrix describes which activities are allowed and forbidden for separate user roles.</text:p>
      <text:p text:style-name="Standard"><text:span text:style-name="T12">Meaning: </text:span><text:span text:style-name="Yes"><text:span text:style-name="T9">O</text:span></text:span><text:span text:style-name="T9"> = action is allowed (can), - = action is not defined (can not).</text:span></text:p>
      <text:p text:style-name="P4"/>
      <table:table table:name="Table2" table:style-name="Table2">
        <table:table-column table:style-name="Table2.A"/>
        <table:table-column table:style-name="Table2.B"/>
        <table:table-column table:style-name="Table2.C" table:number-columns-repeated="5"/>
        <table:table-column table:style-name="Table2.H"/>
        <text:soft-page-break/>
        <table:table-row table:style-name="Table2.1">
          <table:table-cell table:style-name="Table2.A1" office:value-type="string">
            <text:p text:style-name="P14">Category</text:p>
          </table:table-cell>
          <table:table-cell table:style-name="Table2.A1" office:value-type="string">
            <text:p text:style-name="P14">Action</text:p>
          </table:table-cell>
          <table:table-cell table:style-name="Table2.A1" office:value-type="string">
            <text:p text:style-name="P26"><text:span text:style-name="User_20_Role"><text:span text:style-name="T9">Administrator</text:span></text:span></text:p>
          </table:table-cell>
          <table:table-cell table:style-name="Table2.A1" office:value-type="string">
            <text:p text:style-name="P26"><text:span text:style-name="User_20_Role"><text:span text:style-name="T9">Moderator</text:span></text:span></text:p>
          </table:table-cell>
          <table:table-cell table:style-name="Table2.A1" office:value-type="string">
            <text:p text:style-name="P26"><text:span text:style-name="User_20_Role"><text:span text:style-name="T9">Author</text:span></text:span></text:p>
          </table:table-cell>
          <table:table-cell table:style-name="Table2.A1" office:value-type="string">
            <text:p text:style-name="P26"><text:span text:style-name="User_20_Role"><text:span text:style-name="T9">Writer</text:span></text:span></text:p>
          </table:table-cell>
          <table:table-cell table:style-name="Table2.A1" office:value-type="string">
            <text:p text:style-name="P26"><text:span text:style-name="User_20_Role"><text:span text:style-name="T9">Reader</text:span></text:span></text:p>
          </table:table-cell>
          <table:table-cell table:style-name="Table2.H1" office:value-type="string">
            <text:p text:style-name="P26">Logged user</text:p>
          </table:table-cell>
        </table:table-row>
        <table:table-row table:style-name="Table2.1">
          <table:table-cell table:style-name="Table2.A2" table:number-rows-spanned="5" office:value-type="string">
            <text:p text:style-name="P20">Section</text:p>
          </table:table-cell>
          <table:table-cell table:style-name="Table2.A2" office:value-type="string">
            <text:p text:style-name="P20">Crea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Forum</text:p>
          </table:table-cell>
          <table:table-cell table:style-name="Table2.A2" office:value-type="string">
            <text:p text:style-name="P20">Crea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20">Thread</text:p>
          </table:table-cell>
          <table:table-cell table:style-name="Table2.A2" office:value-type="string">
            <text:p text:style-name="P20">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20">Edit (renam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5" office:value-type="string">
            <text:p text:style-name="P18">Message</text:p>
          </table:table-cell>
          <table:table-cell table:style-name="Table2.A2" office:value-type="string">
            <text:p text:style-name="P19">Create</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19">Read</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H2" office:value-type="string">
            <text:p text:style-name="P2">-</text:p>
          </table:table-cell>
        </table:table-row>
        <table:table-row table:style-name="Table2.1">
          <table:covered-table-cell table:style-name="Table2.A2"/>
          <table:table-cell table:style-name="Table2.A2" office:value-type="string">
            <text:p text:style-name="P19">Edit (change text)</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15"><text:span text:style-name="Yes">O</text:span><text:span text:style-name="Yes"><text:span text:style-name="T16">*</text:span></text:span></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19">Move</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Delete</text:p>
          </table:table-cell>
          <table:table-cell table:style-name="Table2.A2" office:value-type="string">
            <text:p text:style-name="P5"><text:span text:style-name="Yes">O</text:span></text:p>
          </table:table-cell>
          <table:table-cell table:style-name="Table2.A2" office:value-type="string">
            <text:p text:style-name="P6"><text:span text:style-name="Yes"><text:span text:style-name="T15">-</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table-cell table:style-name="Table2.A2" table:number-rows-spanned="7" office:value-type="string">
            <text:p text:style-name="P20">User</text:p>
          </table:table-cell>
          <table:table-cell table:style-name="Table2.A2" office:value-type="string">
            <text:p text:style-name="P20">View list of logged user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logged statu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user roles</text:p>
          </table:table-cell>
          <table:table-cell table:style-name="Table2.A2" office:value-type="string">
            <text:p text:style-name="P6">-</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5"><text:span text:style-name="Yes">O</text:span></text:p>
          </table:table-cell>
        </table:table-row>
        <table:table-row table:style-name="Table2.1">
          <table:covered-table-cell table:style-name="Table2.A2"/>
          <table:table-cell table:style-name="Table2.A2" office:value-type="string">
            <text:p text:style-name="P20">View user parameter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Set user roles</text:p>
          </table:table-cell>
          <table:table-cell table:style-name="Table2.A2" office:value-type="string">
            <text:p text:style-name="P5"><text:span text:style-name="Yes">O</text:span></text:p>
          </table:table-cell>
          <table:table-cell table:style-name="Table2.A2" office:value-type="string">
            <text:p text:style-name="P2"><text:span text:style-name="Yes"><text:span text:style-name="T9">-</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Ban</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row table:style-name="Table2.1">
          <table:covered-table-cell table:style-name="Table2.A2"/>
          <table:table-cell table:style-name="Table2.A2" office:value-type="string">
            <text:p text:style-name="P20">Unban</text:p>
          </table:table-cell>
          <table:table-cell table:style-name="Table2.A2" office:value-type="string">
            <text:p text:style-name="P6">-</text:p>
          </table:table-cell>
          <table:table-cell table:style-name="Table2.A2" office:value-type="string">
            <text:p text:style-name="P2"><text:span text:style-name="Yes"><text:span text:style-name="T9">O</text:span></text:span></text:p>
          </table:table-cell>
          <table:table-cell table:style-name="Table2.A2" office:value-type="string">
            <text:p text:style-name="P6">-</text:p>
          </table:table-cell>
          <table:table-cell table:style-name="Table2.A2" office:value-type="string">
            <text:p text:style-name="P6">-</text:p>
          </table:table-cell>
          <table:table-cell table:style-name="Table2.A2" office:value-type="string">
            <text:p text:style-name="P6">-</text:p>
          </table:table-cell>
          <table:table-cell table:style-name="Table2.H2" office:value-type="string">
            <text:p text:style-name="P6">-</text:p>
          </table:table-cell>
        </table:table-row>
      </table:table>
      <text:p text:style-name="P4"/>
      <text:p text:style-name="P13">Notes:</text:p>
      <text:p text:style-name="Standard"><text:span text:style-name="T9"><text:tab/>* – </text:span><text:span text:style-name="User_20_Role"><text:span text:style-name="T11">Writer</text:span></text:span><text:span text:style-name="T9"> can edit only its own messages and only for a specified period of time.</text:span></text:p>
      <text:h text:style-name="P32" text:outline-level="1"><text:bookmark-start text:name="__RefHeading___Toc2777_1627536955"/>6. Access Control Module<text:bookmark-end text:name="__RefHeading___Toc2777_1627536955"/></text:h>
      <text:p text:style-name="P4">Access Control Module supports functionality related to user registration, logging users in and out <text:soft-page-break/>of the system, user session management and control of access to various parts of the system. Access Control Module is used mostly by other system modules – other modules make requests to ACM and ACM provides response to them.</text:p>
      <text:p text:style-name="P4"/>
      <text:p text:style-name="P4">When a user successfully logs into the system, a session is started. When a user logs out of the system, a session is deleted. Each user may have only a single session, i.e. multiple sessions per user are forbidden. Each session is automatically closed when it is too long.</text:p>
      <text:p text:style-name="P4"/>
      <text:p text:style-name="P4">Access Control Module provides following functionality.</text:p>
      <text:h text:style-name="P33" text:outline-level="2"><text:bookmark-start text:name="__RefHeading___Toc2779_1627536955"/>Access control module functions<text:bookmark-end text:name="__RefHeading___Toc2779_1627536955"/></text:h>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4">C</text:p>
          </table:table-cell>
          <table:table-cell table:style-name="Table5.A1" office:value-type="string">
            <text:p text:style-name="P14">Function</text:p>
          </table:table-cell>
          <table:table-cell table:style-name="Table5.C1" office:value-type="string">
            <text:p text:style-name="P14">Description</text:p>
          </table:table-cell>
        </table:table-row>
        <table:table-row table:style-name="Table5.1">
          <table:table-cell table:style-name="Table5.A2" office:value-type="string">
            <text:p text:style-name="P20">P</text:p>
          </table:table-cell>
          <table:table-cell table:style-name="Table5.A2" office:value-type="string">
            <text:p text:style-name="P20">Ping</text:p>
          </table:table-cell>
          <table:table-cell table:style-name="Table5.C2" office:value-type="string">
            <text:p text:style-name="P20">Service liveness.</text:p>
          </table:table-cell>
        </table:table-row>
        <table:table-row table:style-name="Table5.1">
          <table:table-cell table:style-name="Table5.A2" table:number-rows-spanned="2" office:value-type="string">
            <text:p text:style-name="P20">R</text:p>
          </table:table-cell>
          <table:table-cell table:style-name="Table5.A2" office:value-type="string">
            <text:p text:style-name="P20">RegisterUser</text:p>
          </table:table-cell>
          <table:table-cell table:style-name="Table5.C2" office:value-type="string">
            <text:p text:style-name="P20">User registration.</text:p>
          </table:table-cell>
        </table:table-row>
        <table:table-row table:style-name="Table5.1">
          <table:covered-table-cell table:style-name="Table5.A2"/>
          <table:table-cell table:style-name="Table5.A2" office:value-type="string">
            <text:p text:style-name="P20">ApproveAndRegisterUser</text:p>
          </table:table-cell>
          <table:table-cell table:style-name="Table5.C2" office:value-type="string">
            <text:p text:style-name="P20">User approval and registration. For administrators only.</text:p>
          </table:table-cell>
        </table:table-row>
        <table:table-row table:style-name="Table5.1">
          <table:table-cell table:style-name="Table5.A2" table:number-rows-spanned="4" office:value-type="string">
            <text:p text:style-name="P20">L</text:p>
          </table:table-cell>
          <table:table-cell table:style-name="Table5.A2" office:value-type="string">
            <text:p text:style-name="P20">LogUserIn</text:p>
          </table:table-cell>
          <table:table-cell table:style-name="Table5.C2" office:value-type="string">
            <text:p text:style-name="P20">Logs the user into the system.</text:p>
          </table:table-cell>
        </table:table-row>
        <table:table-row table:style-name="Table5.1">
          <table:covered-table-cell table:style-name="Table5.A2"/>
          <table:table-cell table:style-name="Table5.A2" office:value-type="string">
            <text:p text:style-name="P20">LogUserOut</text:p>
          </table:table-cell>
          <table:table-cell table:style-name="Table5.C2" office:value-type="string">
            <text:p text:style-name="P20">Logs the user out of the system.</text:p>
          </table:table-cell>
        </table:table-row>
        <table:table-row table:style-name="Table5.1">
          <table:covered-table-cell table:style-name="Table5.A2"/>
          <table:table-cell table:style-name="Table5.A2" office:value-type="string">
            <text:p text:style-name="P20">GetListOfLoggedUsers</text:p>
          </table:table-cell>
          <table:table-cell table:style-name="Table5.C2" office:value-type="string">
            <text:p text:style-name="P20">Shows a list of users who are currently logged into the system.</text:p>
          </table:table-cell>
        </table:table-row>
        <table:table-row table:style-name="Table5.1">
          <table:covered-table-cell table:style-name="Table5.A2"/>
          <table:table-cell table:style-name="Table5.A2" office:value-type="string">
            <text:p text:style-name="P19">IsUserLoggedIn</text:p>
          </table:table-cell>
          <table:table-cell table:style-name="Table5.C2" office:value-type="string">
            <text:p text:style-name="P20">Checks whether the specified user is logged in or not.</text:p>
          </table:table-cell>
        </table:table-row>
        <table:table-row table:style-name="Table5.1">
          <table:table-cell table:style-name="Table5.A2" table:number-rows-spanned="2" office:value-type="string">
            <text:p text:style-name="Standard">V</text:p>
          </table:table-cell>
          <table:table-cell table:style-name="Table5.A2" office:value-type="string">
            <text:p text:style-name="P19">ChangePassword</text:p>
          </table:table-cell>
          <table:table-cell table:style-name="Table5.C2" office:value-type="string">
            <text:p text:style-name="P20">Changes user's password.</text:p>
          </table:table-cell>
        </table:table-row>
        <table:table-row table:style-name="Table5.1">
          <table:covered-table-cell table:style-name="Table5.A2"/>
          <table:table-cell table:style-name="Table5.A2" office:value-type="string">
            <text:p text:style-name="P19">ChangeEmail</text:p>
          </table:table-cell>
          <table:table-cell table:style-name="Table5.C2" office:value-type="string">
            <text:p text:style-name="P20">Changes user's e-mail address.</text:p>
          </table:table-cell>
        </table:table-row>
        <table:table-row table:style-name="Table5.1">
          <table:table-cell table:style-name="Table5.A2" table:number-rows-spanned="6" office:value-type="string">
            <text:p text:style-name="P20">P</text:p>
          </table:table-cell>
          <table:table-cell table:style-name="Table5.A2" office:value-type="string">
            <text:p text:style-name="P20">GetUserRoles</text:p>
          </table:table-cell>
          <table:table-cell table:style-name="Table5.C2" office:value-type="string">
            <text:p text:style-name="P20">Returns a list of user's roles.</text:p>
          </table:table-cell>
        </table:table-row>
        <table:table-row table:style-name="Table5.1">
          <table:covered-table-cell table:style-name="Table5.A2"/>
          <table:table-cell table:style-name="Table5.A2" office:value-type="string">
            <text:p text:style-name="P20">ViewUserParameters</text:p>
          </table:table-cell>
          <table:table-cell table:style-name="Table5.C2" office:value-type="string">
            <text:p text:style-name="P20">Returns visible parameters of a user.</text:p>
          </table:table-cell>
        </table:table-row>
        <table:table-row table:style-name="Table5.1">
          <table:covered-table-cell table:style-name="Table5.A2"/>
          <table:table-cell table:style-name="Table5.A2" office:value-type="string">
            <text:p text:style-name="P20">SetUserRoleAuthor</text:p>
          </table:table-cell>
          <table:table-cell table:style-name="Table5.C2" office:value-type="string">
            <text:p text:style-name="P20">Changes user's <text:span text:style-name="T3">IsAuthor</text:span> parameter.</text:p>
          </table:table-cell>
        </table:table-row>
        <table:table-row table:style-name="Table5.1">
          <table:covered-table-cell table:style-name="Table5.A2"/>
          <table:table-cell table:style-name="Table5.A2" office:value-type="string">
            <text:p text:style-name="P20">SetUserRoleWriter</text:p>
          </table:table-cell>
          <table:table-cell table:style-name="Table5.C2" office:value-type="string">
            <text:p text:style-name="P20">Changes user's <text:span text:style-name="T3">IsWriter</text:span> parameter.</text:p>
          </table:table-cell>
        </table:table-row>
        <table:table-row table:style-name="Table5.1">
          <table:covered-table-cell table:style-name="Table5.A2"/>
          <table:table-cell table:style-name="Table5.A2" office:value-type="string">
            <text:p text:style-name="P20">SetUserRoleReader</text:p>
          </table:table-cell>
          <table:table-cell table:style-name="Table5.C2" office:value-type="string">
            <text:p text:style-name="P20">Changes user's <text:span text:style-name="T3">IsReader</text:span> parameter.</text:p>
          </table:table-cell>
        </table:table-row>
        <table:table-row table:style-name="Table5.1">
          <table:covered-table-cell table:style-name="Table5.A2"/>
          <table:table-cell table:style-name="Table5.A2" office:value-type="string">
            <text:p text:style-name="P20">GetSelfRoles</text:p>
          </table:table-cell>
          <table:table-cell table:style-name="Table5.C2" office:value-type="string">
            <text:p text:style-name="P20">Returns roles of the current user.</text:p>
          </table:table-cell>
        </table:table-row>
        <table:table-row table:style-name="Table5.1">
          <table:table-cell table:style-name="Table5.A2" table:number-rows-spanned="2" office:value-type="string">
            <text:p text:style-name="P20">B</text:p>
          </table:table-cell>
          <table:table-cell table:style-name="Table5.A2" office:value-type="string">
            <text:p text:style-name="P20">BanUser</text:p>
          </table:table-cell>
          <table:table-cell table:style-name="Table5.C2" office:value-type="string">
            <text:p text:style-name="P20">Bans a user.</text:p>
          </table:table-cell>
        </table:table-row>
        <table:table-row table:style-name="Table5.1">
          <table:covered-table-cell table:style-name="Table5.A2"/>
          <table:table-cell table:style-name="Table5.A2" office:value-type="string">
            <text:p text:style-name="P20">UnbanUser</text:p>
          </table:table-cell>
          <table:table-cell table:style-name="Table5.C2" office:value-type="string">
            <text:p text:style-name="P20">Unbans a user.</text:p>
          </table:table-cell>
        </table:table-row>
        <table:table-row table:style-name="Table5.1">
          <table:table-cell table:style-name="Table5.A2" table:number-rows-spanned="2" office:value-type="string">
            <text:p text:style-name="P20">O</text:p>
          </table:table-cell>
          <table:table-cell table:style-name="Table5.A2" office:value-type="string">
            <text:p text:style-name="P20">ShowDiagnosticData</text:p>
          </table:table-cell>
          <table:table-cell table:style-name="Table5.C2" office:value-type="string">
            <text:p text:style-name="P20">Shows diagnostic information.</text:p>
          </table:table-cell>
        </table:table-row>
        <table:table-row table:style-name="Table5.1">
          <table:covered-table-cell table:style-name="Table5.A2"/>
          <table:table-cell table:style-name="Table5.A2" office:value-type="string">
            <text:p text:style-name="P20">Test*</text:p>
          </table:table-cell>
          <table:table-cell table:style-name="Table5.C2" office:value-type="string">
            <text:p text:style-name="P20">Performs a test.</text:p>
          </table:table-cell>
        </table:table-row>
      </table:table>
      <text:p text:style-name="P4"/>
      <text:p text:style-name="P4">[*] – Function is available only in debug mode.</text:p>
      <text:p text:style-name="P4"/>
      <text:p text:style-name="Standard"><text:span text:style-name="T9">Every user of a forum starts using the system with registration. </text:span><text:span text:style-name="T14">To gain access to the system after registration a user must log into the system. Registration, logging and other work flows or scenarios are described in a separate file.</text:span></text:p>
      <text:h text:style-name="P33" text:outline-level="2"><text:bookmark-start text:name="__RefHeading___Toc2781_1627536955"/>Pre-registered user properties<text:bookmark-end text:name="__RefHeading___Toc2781_1627536955"/></text:h>
      <text:p text:style-name="P4">Following user properties are temporarily used for pre-registered users.</text:p>
      <text:p text:style-name="P4"><text:soft-page-break/></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Property</text:p>
          </table:table-cell>
          <table:table-cell table:style-name="Table11.A1" office:value-type="string">
            <text:p text:style-name="P14">Value Type</text:p>
          </table:table-cell>
          <table:table-cell table:style-name="Table11.C1" office:value-type="string">
            <text:p text:style-name="P14">Description</text:p>
          </table:table-cell>
        </table:table-row>
        <table:table-row table:style-name="Table11.1">
          <table:table-cell table:style-name="Table11.A2" office:value-type="string">
            <text:p text:style-name="P20">Id</text:p>
          </table:table-cell>
          <table:table-cell table:style-name="Table11.A2" office:value-type="string">
            <text:p text:style-name="P20">Integer</text:p>
          </table:table-cell>
          <table:table-cell table:style-name="Table11.C2" office:value-type="string">
            <text:p text:style-name="P20">Identifier of a user.</text:p>
          </table:table-cell>
        </table:table-row>
        <table:table-row table:style-name="Table11.1">
          <table:table-cell table:style-name="Table11.A2" office:value-type="string">
            <text:p text:style-name="P20">PreRegTime</text:p>
          </table:table-cell>
          <table:table-cell table:style-name="Table11.A2" office:value-type="string">
            <text:p text:style-name="P20">Time</text:p>
          </table:table-cell>
          <table:table-cell table:style-name="Table11.C2" office:value-type="string">
            <text:p text:style-name="P20">Day and time of pre-registration in the system.</text:p>
          </table:table-cell>
        </table:table-row>
        <table:table-row table:style-name="Table11.1">
          <table:table-cell table:style-name="Table11.A2" office:value-type="string">
            <text:p text:style-name="P20">Email</text:p>
          </table:table-cell>
          <table:table-cell table:style-name="Table11.A2" office:value-type="string">
            <text:p text:style-name="P20">String</text:p>
          </table:table-cell>
          <table:table-cell table:style-name="Table11.C2" office:value-type="string">
            <text:p text:style-name="P20">E-mail address of a user.</text:p>
          </table:table-cell>
        </table:table-row>
        <table:table-row table:style-name="Table11.1">
          <table:table-cell table:style-name="Table11.A2" office:value-type="string">
            <text:p text:style-name="P20">VerificationCode</text:p>
          </table:table-cell>
          <table:table-cell table:style-name="Table11.A2" office:value-type="string">
            <text:p text:style-name="P20">String</text:p>
          </table:table-cell>
          <table:table-cell table:style-name="Table11.C2" office:value-type="string">
            <text:p text:style-name="P20">A verification code, sent to the user.</text:p>
          </table:table-cell>
        </table:table-row>
        <table:table-row table:style-name="Table11.1">
          <table:table-cell table:style-name="Table11.A2" office:value-type="string">
            <text:p text:style-name="P20">IsEmailSent</text:p>
          </table:table-cell>
          <table:table-cell table:style-name="Table11.A2" office:value-type="string">
            <text:p text:style-name="P20">Boolean</text:p>
          </table:table-cell>
          <table:table-cell table:style-name="Table11.C2" office:value-type="string">
            <text:p text:style-name="P20">Email send status.</text:p>
          </table:table-cell>
        </table:table-row>
        <table:table-row table:style-name="Table11.1">
          <table:table-cell table:style-name="Table11.A2" office:value-type="string">
            <text:p text:style-name="P20">IsEmailApproved</text:p>
          </table:table-cell>
          <table:table-cell table:style-name="Table11.A2" office:value-type="string">
            <text:p text:style-name="P20">Boolean</text:p>
          </table:table-cell>
          <table:table-cell table:style-name="Table11.C2" office:value-type="string">
            <text:p text:style-name="P20"><text:span text:style-name="T3">True</text:span> for an approved e-mail address, <text:span text:style-name="T3">False</text:span> otherwise.</text:p>
          </table:table-cell>
        </table:table-row>
        <table:table-row table:style-name="Table11.1">
          <table:table-cell table:style-name="Table11.A2" office:value-type="string">
            <text:p text:style-name="P20">Name</text:p>
          </table:table-cell>
          <table:table-cell table:style-name="Table11.A2" office:value-type="string">
            <text:p text:style-name="P20">String</text:p>
          </table:table-cell>
          <table:table-cell table:style-name="Table11.C2" office:value-type="string">
            <text:p text:style-name="P20">Public name or nickname visible to other users.</text:p>
          </table:table-cell>
        </table:table-row>
        <table:table-row table:style-name="Table11.1">
          <table:table-cell table:style-name="Table11.A2" office:value-type="string">
            <text:p text:style-name="P20">Password</text:p>
          </table:table-cell>
          <table:table-cell table:style-name="Table11.A2" office:value-type="string">
            <text:p text:style-name="P20">String</text:p>
          </table:table-cell>
          <table:table-cell table:style-name="Table11.C2" office:value-type="string">
            <text:p text:style-name="P20">Password. This field is <text:span text:style-name="T17">never</text:span> shown to clients.</text:p>
          </table:table-cell>
        </table:table-row>
        <table:table-row table:style-name="Table11.1">
          <table:table-cell table:style-name="Table11.A2" office:value-type="string">
            <text:p text:style-name="P20">IsReadyForApproval</text:p>
          </table:table-cell>
          <table:table-cell table:style-name="Table11.A2" office:value-type="string">
            <text:p text:style-name="P20">Boolean</text:p>
          </table:table-cell>
          <table:table-cell table:style-name="Table11.C2" office:value-type="string">
            <text:p text:style-name="P20"><text:span text:style-name="T3">True</text:span> for a user which is ready to be approved, <text:span text:style-name="T3">False</text:span> otherwise.</text:p>
          </table:table-cell>
        </table:table-row>
        <table:table-row table:style-name="Table11.1">
          <table:table-cell table:style-name="Table11.A2" office:value-type="string">
            <text:p text:style-name="P20">IsApproved</text:p>
          </table:table-cell>
          <table:table-cell table:style-name="Table11.A2" office:value-type="string">
            <text:p text:style-name="P20">Boolean</text:p>
          </table:table-cell>
          <table:table-cell table:style-name="Table11.C2" office:value-type="string">
            <text:p text:style-name="P20"><text:span text:style-name="T3">True</text:span> for an approved user, <text:span text:style-name="T3">False</text:span> otherwise.</text:p>
          </table:table-cell>
        </table:table-row>
        <table:table-row table:style-name="Table11.1">
          <table:table-cell table:style-name="Table11.A2" office:value-type="string">
            <text:p text:style-name="P20">ApprovalTime</text:p>
          </table:table-cell>
          <table:table-cell table:style-name="Table11.A2" office:value-type="string">
            <text:p text:style-name="P20">Time</text:p>
          </table:table-cell>
          <table:table-cell table:style-name="Table11.C2" office:value-type="string">
            <text:p text:style-name="P20">Day and time of the approval.</text:p>
          </table:table-cell>
        </table:table-row>
      </table:table>
      <text:p text:style-name="Standard"/>
      <text:h text:style-name="P33" text:outline-level="2"><text:bookmark-start text:name="__RefHeading___Toc2783_1627536955"/>User properties<text:bookmark-end text:name="__RefHeading___Toc2783_1627536955"/></text:h>
      <text:p text:style-name="P4">Properties of a user are following.</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Property</text:p>
          </table:table-cell>
          <table:table-cell table:style-name="Table3.A1" office:value-type="string">
            <text:p text:style-name="P14">Value Type</text:p>
          </table:table-cell>
          <table:table-cell table:style-name="Table3.C1" office:value-type="string">
            <text:p text:style-name="P14">Description</text:p>
          </table:table-cell>
        </table:table-row>
        <table:table-row table:style-name="Table3.1">
          <table:table-cell table:style-name="Table3.A2" office:value-type="string">
            <text:p text:style-name="P20">Id</text:p>
          </table:table-cell>
          <table:table-cell table:style-name="Table3.A2" office:value-type="string">
            <text:p text:style-name="P20">Integer</text:p>
          </table:table-cell>
          <table:table-cell table:style-name="Table3.C2" office:value-type="string">
            <text:p text:style-name="P20">Identifier of a user.</text:p>
          </table:table-cell>
        </table:table-row>
        <table:table-row table:style-name="Table3.1">
          <table:table-cell table:style-name="Table3.A2" office:value-type="string">
            <text:p text:style-name="P20">PreRegTime</text:p>
          </table:table-cell>
          <table:table-cell table:style-name="Table3.A2" office:value-type="string">
            <text:p text:style-name="P20">Time</text:p>
          </table:table-cell>
          <table:table-cell table:style-name="Table3.C2" office:value-type="string">
            <text:p text:style-name="P20">Day and time of pre-registration in the system.</text:p>
          </table:table-cell>
        </table:table-row>
        <table:table-row table:style-name="Table3.1">
          <table:table-cell table:style-name="Table3.A2" office:value-type="string">
            <text:p text:style-name="P20">Email</text:p>
          </table:table-cell>
          <table:table-cell table:style-name="Table3.A2" office:value-type="string">
            <text:p text:style-name="P20">String</text:p>
          </table:table-cell>
          <table:table-cell table:style-name="Table3.C2" office:value-type="string">
            <text:p text:style-name="P20">E-mail address of a user.</text:p>
          </table:table-cell>
        </table:table-row>
        <table:table-row table:style-name="Table3.1">
          <table:table-cell table:style-name="Table3.A2" office:value-type="string">
            <text:p text:style-name="P20">Name</text:p>
          </table:table-cell>
          <table:table-cell table:style-name="Table3.A2" office:value-type="string">
            <text:p text:style-name="P20">String</text:p>
          </table:table-cell>
          <table:table-cell table:style-name="Table3.C2" office:value-type="string">
            <text:p text:style-name="P20">Public name or nickname visible to other users.</text:p>
          </table:table-cell>
        </table:table-row>
        <table:table-row table:style-name="Table3.1">
          <table:table-cell table:style-name="Table3.A2" office:value-type="string">
            <text:p text:style-name="P20">Password</text:p>
          </table:table-cell>
          <table:table-cell table:style-name="Table3.A2" office:value-type="string">
            <text:p text:style-name="P20">String</text:p>
          </table:table-cell>
          <table:table-cell table:style-name="Table3.C2" office:value-type="string">
            <text:p text:style-name="P20">Password. This field is <text:span text:style-name="T17">never</text:span> shown to clients.</text:p>
          </table:table-cell>
        </table:table-row>
        <table:table-row table:style-name="Table3.1">
          <table:table-cell table:style-name="Table3.A2" office:value-type="string">
            <text:p text:style-name="P20">ApprovalTime</text:p>
          </table:table-cell>
          <table:table-cell table:style-name="Table3.A2" office:value-type="string">
            <text:p text:style-name="P20">Time</text:p>
          </table:table-cell>
          <table:table-cell table:style-name="Table3.C2" office:value-type="string">
            <text:p text:style-name="P20">Day and time of the approval.</text:p>
          </table:table-cell>
        </table:table-row>
        <table:table-row table:style-name="Table3.1">
          <table:table-cell table:style-name="Table3.A2" office:value-type="string">
            <text:p text:style-name="P20">RegTime</text:p>
          </table:table-cell>
          <table:table-cell table:style-name="Table3.A2" office:value-type="string">
            <text:p text:style-name="P20">Time</text:p>
          </table:table-cell>
          <table:table-cell table:style-name="Table3.C2" office:value-type="string">
            <text:p text:style-name="P20">Day and time of registration in the system.</text:p>
          </table:table-cell>
        </table:table-row>
        <table:table-row table:style-name="Table3.1">
          <table:table-cell table:style-name="Table3.A2" office:value-type="string">
            <text:p text:style-name="P20">IsAdministrat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Administrator</text:span></text:span><text:span text:style-name="T9"> role.</text:span></text:p>
          </table:table-cell>
        </table:table-row>
        <table:table-row table:style-name="Table3.1">
          <table:table-cell table:style-name="Table3.A2" office:value-type="string">
            <text:p text:style-name="P20">IsModerat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Moderator</text:span></text:span><text:span text:style-name="T9"> role.</text:span></text:p>
          </table:table-cell>
        </table:table-row>
        <table:table-row table:style-name="Table3.1">
          <table:table-cell table:style-name="Table3.A2" office:value-type="string">
            <text:p text:style-name="P20">IsAutho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Author</text:span></text:span><text:span text:style-name="T9"> role.</text:span></text:p>
          </table:table-cell>
        </table:table-row>
        <table:table-row table:style-name="Table3.1">
          <table:table-cell table:style-name="Table3.A2" office:value-type="string">
            <text:p text:style-name="P20">IsWrite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Writer</text:span></text:span><text:span text:style-name="T9"> role.</text:span></text:p>
          </table:table-cell>
        </table:table-row>
        <table:table-row table:style-name="Table3.1">
          <table:table-cell table:style-name="Table3.A2" office:value-type="string">
            <text:p text:style-name="P20">IsReader</text:p>
          </table:table-cell>
          <table:table-cell table:style-name="Table3.A2" office:value-type="string">
            <text:p text:style-name="P20">Boolean</text:p>
          </table:table-cell>
          <table:table-cell table:style-name="Table3.C2" office:value-type="string">
            <text:p text:style-name="Table_20_Contents"><text:span text:style-name="T9">Indicator of the </text:span><text:span text:style-name="User_20_Role"><text:span text:style-name="T10">Reader</text:span></text:span><text:span text:style-name="T9"> role.</text:span></text:p>
          </table:table-cell>
        </table:table-row>
        <table:table-row table:style-name="Table3.1">
          <table:table-cell table:style-name="Table3.A2" office:value-type="string">
            <text:p text:style-name="P20">CanLogIn</text:p>
          </table:table-cell>
          <table:table-cell table:style-name="Table3.A2" office:value-type="string">
            <text:p text:style-name="P20">Boolean</text:p>
          </table:table-cell>
          <table:table-cell table:style-name="Table3.C2" office:value-type="string">
            <text:p text:style-name="P20"><text:span text:style-name="T8">Can log into the system. </text:span><text:span text:style-name="T3">True</text:span> for normal users. <text:span text:style-name="T3">False</text:span> for banned users.</text:p>
          </table:table-cell>
        </table:table-row>
        <table:table-row table:style-name="Table3.1">
          <table:table-cell table:style-name="Table3.A2" office:value-type="string">
            <text:p text:style-name="P20">LastBadLogInTime</text:p>
          </table:table-cell>
          <table:table-cell table:style-name="Table3.A2" office:value-type="string">
            <text:p text:style-name="P20">Time</text:p>
          </table:table-cell>
          <table:table-cell table:style-name="Table3.C2" office:value-type="string">
            <text:p text:style-name="P20">Time of the last unsuccessful log-in attempt.</text:p>
          </table:table-cell>
        </table:table-row>
        <table:table-row table:style-name="Table3.1">
          <table:table-cell table:style-name="Table3.A2" office:value-type="string">
            <text:p text:style-name="P20">BanTime</text:p>
          </table:table-cell>
          <table:table-cell table:style-name="Table3.A2" office:value-type="string">
            <text:p text:style-name="P20">Time</text:p>
          </table:table-cell>
          <table:table-cell table:style-name="Table3.C2" office:value-type="string">
            <text:p text:style-name="P20">Day and time of user's last ban in the system. This field is not reset to <text:span text:style-name="T3">Null</text:span> when a user is unbanned.</text:p>
          </table:table-cell>
        </table:table-row>
        <text:soft-page-break/>
        <table:table-row table:style-name="Table3.1">
          <table:table-cell table:style-name="Table3.A2" office:value-type="string">
            <text:p text:style-name="P20">LastBadActionTime</text:p>
          </table:table-cell>
          <table:table-cell table:style-name="Table3.A2" office:value-type="string">
            <text:p text:style-name="P20">Time</text:p>
          </table:table-cell>
          <table:table-cell table:style-name="Table3.C2" office:value-type="string">
            <text:p text:style-name="P20">Time of the last unsuccessful action, such as password change, e-mail address change and other important actions.</text:p>
          </table:table-cell>
        </table:table-row>
      </table:table>
      <text:p text:style-name="P11"/>
      <text:h text:style-name="P33" text:outline-level="2"><text:bookmark-start text:name="__RefHeading___Toc2785_1627536955"/>Preliminary session parameters<text:bookmark-end text:name="__RefHeading___Toc2785_1627536955"/></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Parameter</text:p>
          </table:table-cell>
          <table:table-cell table:style-name="Table9.A1" office:value-type="string">
            <text:p text:style-name="P14">Value Type</text:p>
          </table:table-cell>
          <table:table-cell table:style-name="Table9.C1" office:value-type="string">
            <text:p text:style-name="P14">Description</text:p>
          </table:table-cell>
        </table:table-row>
        <table:table-row table:style-name="Table9.1">
          <table:table-cell table:style-name="Table9.A2" office:value-type="string">
            <text:p text:style-name="P8">Id</text:p>
          </table:table-cell>
          <table:table-cell table:style-name="Table9.A2" office:value-type="string">
            <text:p text:style-name="P8">Integer</text:p>
          </table:table-cell>
          <table:table-cell table:style-name="Table9.C2" office:value-type="string">
            <text:p text:style-name="P8">Preliminary session Id.</text:p>
          </table:table-cell>
        </table:table-row>
        <table:table-row table:style-name="Table9.1">
          <table:table-cell table:style-name="Table9.A2" office:value-type="string">
            <text:p text:style-name="P8">UserId</text:p>
          </table:table-cell>
          <table:table-cell table:style-name="Table9.A2" office:value-type="string">
            <text:p text:style-name="P8">Integer</text:p>
          </table:table-cell>
          <table:table-cell table:style-name="Table9.C2" office:value-type="string">
            <text:p text:style-name="P8">Id of a user who initiated the session.</text:p>
          </table:table-cell>
        </table:table-row>
        <table:table-row table:style-name="Table9.1">
          <table:table-cell table:style-name="Table9.A2" office:value-type="string">
            <text:p text:style-name="P8">TimeOfCreation</text:p>
          </table:table-cell>
          <table:table-cell table:style-name="Table9.A2" office:value-type="string">
            <text:p text:style-name="P8">Time</text:p>
          </table:table-cell>
          <table:table-cell table:style-name="Table9.C2" office:value-type="string">
            <text:p text:style-name="P8">Day and time of session's creation.</text:p>
          </table:table-cell>
        </table:table-row>
        <table:table-row table:style-name="Table9.1">
          <table:table-cell table:style-name="Table9.A2" office:value-type="string">
            <text:p text:style-name="P8">RequestId</text:p>
          </table:table-cell>
          <table:table-cell table:style-name="Table9.A2" office:value-type="string">
            <text:p text:style-name="P8">String</text:p>
          </table:table-cell>
          <table:table-cell table:style-name="Table9.C2" office:value-type="string">
            <text:p text:style-name="P8">A unique Id of a request to log in. It prevents hi-jacking the session by other users.</text:p>
          </table:table-cell>
        </table:table-row>
        <table:table-row table:style-name="Table9.1">
          <table:table-cell table:style-name="Table9.A2" office:value-type="string">
            <text:p text:style-name="P20">UserIPA</text:p>
          </table:table-cell>
          <table:table-cell table:style-name="Table9.A2" office:value-type="string">
            <text:p text:style-name="P20">Integer</text:p>
          </table:table-cell>
          <table:table-cell table:style-name="Table9.C2" office:value-type="string">
            <text:p text:style-name="P20">User's <text:span text:style-name="T3">IP </text:span>address.</text:p>
          </table:table-cell>
        </table:table-row>
        <table:table-row table:style-name="Table9.1">
          <table:table-cell table:style-name="Table9.A2" office:value-type="string">
            <text:p text:style-name="P8">AuthDataBytes</text:p>
          </table:table-cell>
          <table:table-cell table:style-name="Table9.A2" office:value-type="string">
            <text:p text:style-name="P8">Bytes</text:p>
          </table:table-cell>
          <table:table-cell table:style-name="Table9.C2" office:value-type="string">
            <text:p text:style-name="P8">Binary data (several bytes) used for authentication process.</text:p>
          </table:table-cell>
        </table:table-row>
        <table:table-row table:style-name="Table9.1">
          <table:table-cell table:style-name="Table9.A2" office:value-type="string">
            <text:p text:style-name="P8">IsCaptchaRequired</text:p>
          </table:table-cell>
          <table:table-cell table:style-name="Table9.A2" office:value-type="string">
            <text:p text:style-name="P8">Boolean</text:p>
          </table:table-cell>
          <table:table-cell table:style-name="Table9.C2" office:value-type="string">
            <text:p text:style-name="P8">A flag showing that a user must solve a captcha.</text:p>
          </table:table-cell>
        </table:table-row>
        <table:table-row table:style-name="Table9.1">
          <table:table-cell table:style-name="Table9.A2" office:value-type="string">
            <text:p text:style-name="P8">CaptchaId</text:p>
          </table:table-cell>
          <table:table-cell table:style-name="Table9.A2" office:value-type="string">
            <text:p text:style-name="P8">String</text:p>
          </table:table-cell>
          <table:table-cell table:style-name="Table9.C2" office:value-type="string">
            <text:p text:style-name="P8">Id of a captcha task.</text:p>
          </table:table-cell>
        </table:table-row>
        <table:table-row table:style-name="Table9.1">
          <table:table-cell table:style-name="Table9.A2" office:value-type="string">
            <text:p text:style-name="P8">IsVerifiedByCaptcha</text:p>
          </table:table-cell>
          <table:table-cell table:style-name="Table9.A2" office:value-type="string">
            <text:p text:style-name="P8">Boolean</text:p>
          </table:table-cell>
          <table:table-cell table:style-name="Table9.C2" office:value-type="string">
            <text:p text:style-name="P8">A flag showing that a user has solved a captcha.</text:p>
          </table:table-cell>
        </table:table-row>
        <table:table-row table:style-name="Table9.1">
          <table:table-cell table:style-name="Table9.A2" office:value-type="string">
            <text:p text:style-name="P8">VerificationCode</text:p>
          </table:table-cell>
          <table:table-cell table:style-name="Table9.A2" office:value-type="string">
            <text:p text:style-name="P8">String</text:p>
          </table:table-cell>
          <table:table-cell table:style-name="Table9.C2" office:value-type="string">
            <text:p text:style-name="P8">Verification code sent to a user.</text:p>
          </table:table-cell>
        </table:table-row>
        <table:table-row table:style-name="Table9.1">
          <table:table-cell table:style-name="Table9.A2" office:value-type="string">
            <text:p text:style-name="P8">IsEmailSent</text:p>
          </table:table-cell>
          <table:table-cell table:style-name="Table9.A2" office:value-type="string">
            <text:p text:style-name="P8">Boolean</text:p>
          </table:table-cell>
          <table:table-cell table:style-name="Table9.C2" office:value-type="string">
            <text:p text:style-name="P8">Email send status.</text:p>
          </table:table-cell>
        </table:table-row>
        <table:table-row table:style-name="Table9.1">
          <table:table-cell table:style-name="Table9.A2" office:value-type="string">
            <text:p text:style-name="P8">IsVerifiedByEmail</text:p>
          </table:table-cell>
          <table:table-cell table:style-name="Table9.A2" office:value-type="string">
            <text:p text:style-name="P8">Boolean</text:p>
          </table:table-cell>
          <table:table-cell table:style-name="Table9.C2" office:value-type="string">
            <text:p text:style-name="P8">A flag showing that a user has been verified via an e-mail message.</text:p>
          </table:table-cell>
        </table:table-row>
      </table:table>
      <text:p text:style-name="P4"/>
      <text:h text:style-name="P33" text:outline-level="2"><text:bookmark-start text:name="__RefHeading___Toc2787_1627536955"/>Session parameters<text:bookmark-end text:name="__RefHeading___Toc2787_1627536955"/></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4">Parameter</text:p>
          </table:table-cell>
          <table:table-cell table:style-name="Table7.A1" office:value-type="string">
            <text:p text:style-name="P14">Value Type</text:p>
          </table:table-cell>
          <table:table-cell table:style-name="Table7.C1" office:value-type="string">
            <text:p text:style-name="P14">Description</text:p>
          </table:table-cell>
        </table:table-row>
        <table:table-row table:style-name="Table7.1">
          <table:table-cell table:style-name="Table7.A2" office:value-type="string">
            <text:p text:style-name="P8">Id</text:p>
          </table:table-cell>
          <table:table-cell table:style-name="Table7.A2" office:value-type="string">
            <text:p text:style-name="P8">Integer</text:p>
          </table:table-cell>
          <table:table-cell table:style-name="Table7.C2" office:value-type="string">
            <text:p text:style-name="P8">Normal session Id.</text:p>
          </table:table-cell>
        </table:table-row>
        <table:table-row table:style-name="Table7.1">
          <table:table-cell table:style-name="Table7.A2" office:value-type="string">
            <text:p text:style-name="P8">UserId</text:p>
          </table:table-cell>
          <table:table-cell table:style-name="Table7.A2" office:value-type="string">
            <text:p text:style-name="P8">Integer</text:p>
          </table:table-cell>
          <table:table-cell table:style-name="Table7.C2" office:value-type="string">
            <text:p text:style-name="P8">Id of a user who started the session.</text:p>
          </table:table-cell>
        </table:table-row>
        <table:table-row table:style-name="Table7.1">
          <table:table-cell table:style-name="Table7.A2" office:value-type="string">
            <text:p text:style-name="P20">StartTime</text:p>
          </table:table-cell>
          <table:table-cell table:style-name="Table7.A2" office:value-type="string">
            <text:p text:style-name="P20">Time</text:p>
          </table:table-cell>
          <table:table-cell table:style-name="Table7.C2" office:value-type="string">
            <text:p text:style-name="P20">Day and time of session's start, i.e. user's successful log in.</text:p>
          </table:table-cell>
        </table:table-row>
        <table:table-row table:style-name="Table7.1">
          <table:table-cell table:style-name="Table7.A2" office:value-type="string">
            <text:p text:style-name="P20">UserIPA</text:p>
          </table:table-cell>
          <table:table-cell table:style-name="Table7.A2" office:value-type="string">
            <text:p text:style-name="P20">Integer</text:p>
          </table:table-cell>
          <table:table-cell table:style-name="Table7.C2" office:value-type="string">
            <text:p text:style-name="P20">User's <text:span text:style-name="T3">IP </text:span>address.</text:p>
          </table:table-cell>
        </table:table-row>
      </table:table>
      <text:h text:style-name="P33" text:outline-level="2"><text:bookmark-start text:name="__RefHeading___Toc2789_1627536955"/>System settings<text:bookmark-end text:name="__RefHeading___Toc2789_1627536955"/></text:h>
      <text:p text:style-name="P22">Following system settings are available for the ACM module.<text:line-break/></text:p>
      <table:table table:name="Table6" table:style-name="Table6">
        <table:table-column table:style-name="Table6.A"/>
        <table:table-column table:style-name="Table6.B"/>
        <table:table-row table:style-name="Table6.1">
          <table:table-cell table:style-name="Table6.A1" office:value-type="string">
            <text:p text:style-name="P14">Setting</text:p>
          </table:table-cell>
          <table:table-cell table:style-name="Table6.B1" office:value-type="string">
            <text:p text:style-name="P14">Description</text:p>
          </table:table-cell>
        </table:table-row>
        <table:table-row table:style-name="Table6.1">
          <table:table-cell table:style-name="Table6.A2" office:value-type="string">
            <text:p text:style-name="P20">SiteName</text:p>
          </table:table-cell>
          <table:table-cell table:style-name="Table6.B2" office:value-type="string">
            <text:p text:style-name="P20">Name of the site where this forum engine works.</text:p>
          </table:table-cell>
        </table:table-row>
        <table:table-row table:style-name="Table6.1">
          <table:table-cell table:style-name="Table6.A2" office:value-type="string">
            <text:p text:style-name="P20">SiteDomain</text:p>
          </table:table-cell>
          <table:table-cell table:style-name="Table6.B2" office:value-type="string">
            <text:p text:style-name="P20">Domain name of the site where this forum engine works.</text:p>
          </table:table-cell>
        </table:table-row>
        <table:table-row table:style-name="Table6.1">
          <table:table-cell table:style-name="Table6.A2" office:value-type="string">
            <text:p text:style-name="P20">VerificationCodeLength</text:p>
          </table:table-cell>
          <table:table-cell table:style-name="Table6.B2" office:value-type="string">
            <text:p text:style-name="P20">Length of verification codes sent by e-mail.</text:p>
          </table:table-cell>
        </table:table-row>
        <table:table-row table:style-name="Table6.1">
          <table:table-cell table:style-name="Table6.A2" office:value-type="string">
            <text:p text:style-name="P20">UserNameMaxLenInBytes</text:p>
          </table:table-cell>
          <table:table-cell table:style-name="Table6.B2" office:value-type="string">
            <text:p text:style-name="P20">Maximum size of user name in bytes.</text:p>
          </table:table-cell>
        </table:table-row>
        <text:soft-page-break/>
        <table:table-row table:style-name="Table6.1">
          <table:table-cell table:style-name="Table6.A2" office:value-type="string">
            <text:p text:style-name="P20">UserPasswordMaxLenInBytes</text:p>
          </table:table-cell>
          <table:table-cell table:style-name="Table6.B2" office:value-type="string">
            <text:p text:style-name="P20">Maximum size of a packed user password in bytes.</text:p>
          </table:table-cell>
        </table:table-row>
        <table:table-row table:style-name="Table6.1">
          <table:table-cell table:style-name="Table6.A2" office:value-type="string">
            <text:p text:style-name="P20">PreRegUserExpirationTime</text:p>
          </table:table-cell>
          <table:table-cell table:style-name="Table6.B2" office:value-type="string">
            <text:p text:style-name="P20">Time (duration in seconds) after which a pre-registered user having no approved e-mail address is deleted from the system.</text:p>
          </table:table-cell>
        </table:table-row>
        <table:table-row table:style-name="Table6.1">
          <table:table-cell table:style-name="Table6.A2" office:value-type="string">
            <text:p text:style-name="P20">IsAdminApprovalRequired</text:p>
          </table:table-cell>
          <table:table-cell table:style-name="Table6.B2" office:value-type="string">
            <text:p text:style-name="P20">If set to <text:span text:style-name="T3">True</text:span>, each user should be manually approved by administrators before registration.</text:p>
          </table:table-cell>
        </table:table-row>
        <table:table-row table:style-name="Table6.1">
          <table:table-cell table:style-name="Table6.A2" office:value-type="string">
            <text:p text:style-name="P20">LogInRequestIdLength</text:p>
          </table:table-cell>
          <table:table-cell table:style-name="Table6.B2" office:value-type="string">
            <text:p text:style-name="P20">Length of request IDs for user logging in.</text:p>
          </table:table-cell>
        </table:table-row>
        <table:table-row table:style-name="Table6.1">
          <table:table-cell table:style-name="Table6.A2" office:value-type="string">
            <text:p text:style-name="P20">LogInTryTimeout</text:p>
          </table:table-cell>
          <table:table-cell table:style-name="Table6.B2" office:value-type="string">
            <text:p text:style-name="P20">Time which a user must wait after an unsuccessful log-in attempt. If a user continues to log in earlier than this timeout, it must solve an additional captcha. This setting is set in seconds. Recommended value: 60.</text:p>
          </table:table-cell>
        </table:table-row>
        <table:table-row table:style-name="Table6.1">
          <table:table-cell table:style-name="Table6.A2" office:value-type="string">
            <text:p text:style-name="P20">PreSessionExpirationTime</text:p>
          </table:table-cell>
          <table:table-cell table:style-name="Table6.B2" office:value-type="string">
            <text:p text:style-name="P20">Time (duration in seconds) after which an abandoned preliminary session is deleted from the system.</text:p>
          </table:table-cell>
        </table:table-row>
        <table:table-row table:style-name="Table6.1">
          <table:table-cell table:style-name="Table6.A2" office:value-type="string">
            <text:p text:style-name="P20">SessionMaxDuration</text:p>
          </table:table-cell>
          <table:table-cell table:style-name="Table6.B2" office:value-type="string">
            <text:p text:style-name="P20">Maximum duration of a session. If a session is longer than this parameter, it is automatically closed. This setting is set in seconds. Recommended value: 86'400 (24 hours).</text:p>
          </table:table-cell>
        </table:table-row>
        <table:table-row table:style-name="Table6.1">
          <table:table-cell table:style-name="Table6.A2" office:value-type="string">
            <text:p text:style-name="P20">PasswordChangeExpirationTime</text:p>
          </table:table-cell>
          <table:table-cell table:style-name="Table6.B2" office:value-type="string">
            <text:p text:style-name="P20">Time (duration in seconds) after which an abandoned request to change password is deleted from the system.</text:p>
          </table:table-cell>
        </table:table-row>
        <table:table-row table:style-name="Table6.1">
          <table:table-cell table:style-name="Table6.A2" office:value-type="string">
            <text:p text:style-name="P20">EmailChangeExpirationTime</text:p>
          </table:table-cell>
          <table:table-cell table:style-name="Table6.B2" office:value-type="string">
            <text:p text:style-name="P20">Time (duration in seconds) after which an abandoned request to change electronic mail address is deleted from the system.</text:p>
          </table:table-cell>
        </table:table-row>
        <table:table-row table:style-name="Table6.1">
          <table:table-cell table:style-name="Table6.A2" office:value-type="string">
            <text:p text:style-name="P20">ActionTryTimeout</text:p>
          </table:table-cell>
          <table:table-cell table:style-name="Table6.B2" office:value-type="string">
            <text:p text:style-name="P20">Time which a user must wait after an unsuccessful important action. If a user continues to perform important actions earlier than this timeout, it must solve an additional captcha. This setting is set in seconds. Recommended value: 60.</text:p>
          </table:table-cell>
        </table:table-row>
        <table:table-row table:style-name="Table6.1">
          <table:table-cell table:style-name="Table6.A2" office:value-type="string">
            <text:p text:style-name="P20">IsTableOfIncidentsUsed</text:p>
          </table:table-cell>
          <table:table-cell table:style-name="Table6.B2" office:value-type="string">
            <text:p text:style-name="P20">A flag which enables table of incidents. This setting must be synchronized with the firewall of the Gateway module.</text:p>
          </table:table-cell>
        </table:table-row>
        <table:table-row table:style-name="Table6.1">
          <table:table-cell table:style-name="Table6.A2" office:value-type="string">
            <text:p text:style-name="P20">BlockTimePerIncident</text:p>
          </table:table-cell>
          <table:table-cell table:style-name="Table6.B2" office:value-type="string">
            <text:p text:style-name="P20">A set of configurations of block time per each incident type. In seconds.</text:p>
          </table:table-cell>
        </table:table-row>
        <table:table-row table:style-name="Table6.1">
          <table:table-cell table:style-name="Table6.A2" office:value-type="string">
            <text:p text:style-name="P20">IsDebugMode</text:p>
          </table:table-cell>
          <table:table-cell table:style-name="Table6.B2" office:value-type="string">
            <text:p text:style-name="P20">Debug mode flag.</text:p>
          </table:table-cell>
        </table:table-row>
      </table:table>
      <text:p text:style-name="P22"/>
      <text:h text:style-name="P32" text:outline-level="1"><text:bookmark-start text:name="__RefHeading___Toc2791_1627536955"/>7. SMTP Module<text:bookmark-end text:name="__RefHeading___Toc2791_1627536955"/></text:h>
      <text:p text:style-name="P22">The SMTP Module sends e-mail messages and has following functions.</text:p>
      <text:h text:style-name="P33" text:outline-level="2"><text:bookmark-start text:name="__RefHeading___Toc2793_1627536955"/>SMTP module functions<text:bookmark-end text:name="__RefHeading___Toc2793_1627536955"/></text:h>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C</text:p>
          </table:table-cell>
          <table:table-cell table:style-name="Table8.A1" office:value-type="string">
            <text:p text:style-name="P14">Function</text:p>
          </table:table-cell>
          <table:table-cell table:style-name="Table8.C1" office:value-type="string">
            <text:p text:style-name="P14">Description</text:p>
          </table:table-cell>
        </table:table-row>
        <table:table-row table:style-name="Table8.1">
          <table:table-cell table:style-name="Table8.A2" office:value-type="string">
            <text:p text:style-name="P20">P</text:p>
          </table:table-cell>
          <table:table-cell table:style-name="Table8.A2" office:value-type="string">
            <text:p text:style-name="P20">Ping</text:p>
          </table:table-cell>
          <table:table-cell table:style-name="Table8.C2" office:value-type="string">
            <text:p text:style-name="P20">Service liveness.</text:p>
          </table:table-cell>
        </table:table-row>
        <table:table-row table:style-name="Table8.1">
          <table:table-cell table:style-name="Table8.A2" office:value-type="string">
            <text:p text:style-name="P20">M</text:p>
          </table:table-cell>
          <table:table-cell table:style-name="Table8.A2" office:value-type="string">
            <text:p text:style-name="P20">SendMessage</text:p>
          </table:table-cell>
          <table:table-cell table:style-name="Table8.C2" office:value-type="string">
            <text:p text:style-name="P20">Sends an e-mail message to a specified recipient.</text:p>
          </table:table-cell>
        </table:table-row>
        <table:table-row table:style-name="Table8.1">
          <table:table-cell table:style-name="Table8.A2" office:value-type="string">
            <text:p text:style-name="P20">O</text:p>
          </table:table-cell>
          <table:table-cell table:style-name="Table8.A2" office:value-type="string">
            <text:p text:style-name="P20">ShowDiagnosticData</text:p>
          </table:table-cell>
          <table:table-cell table:style-name="Table8.C2" office:value-type="string">
            <text:p text:style-name="P20">Shows diagnostic information.</text:p>
          </table:table-cell>
        </table:table-row>
      </table:table>
      <text:h text:style-name="P32" text:outline-level="1"><text:bookmark-start text:name="__RefHeading___Toc2795_1627536955"/><text:soft-page-break/>8. Captcha Module<text:bookmark-end text:name="__RefHeading___Toc2795_1627536955"/></text:h>
      <text:p text:style-name="P22">The Captcha Module deals with captcha riddles and has following functions.</text:p>
      <text:h text:style-name="P33" text:outline-level="2"><text:bookmark-start text:name="__RefHeading___Toc2797_1627536955"/>Captcha module functions<text:bookmark-end text:name="__RefHeading___Toc2797_1627536955"/></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C</text:p>
          </table:table-cell>
          <table:table-cell table:style-name="Table4.A1" office:value-type="string">
            <text:p text:style-name="P14">Function</text:p>
          </table:table-cell>
          <table:table-cell table:style-name="Table4.C1" office:value-type="string">
            <text:p text:style-name="P14">Description</text:p>
          </table:table-cell>
        </table:table-row>
        <table:table-row table:style-name="Table4.1">
          <table:table-cell table:style-name="Table4.A2" office:value-type="string">
            <text:p text:style-name="P20">P</text:p>
          </table:table-cell>
          <table:table-cell table:style-name="Table4.A2" office:value-type="string">
            <text:p text:style-name="P20">Ping</text:p>
          </table:table-cell>
          <table:table-cell table:style-name="Table4.C2" office:value-type="string">
            <text:p text:style-name="P20">Service liveness.</text:p>
          </table:table-cell>
        </table:table-row>
        <table:table-row table:style-name="Table4.1">
          <table:table-cell table:style-name="Table4.A2" table:number-rows-spanned="3" office:value-type="string">
            <text:p text:style-name="P20">C</text:p>
          </table:table-cell>
          <table:table-cell table:style-name="Table4.A2" office:value-type="string">
            <text:p text:style-name="P20">CreateCaptcha</text:p>
          </table:table-cell>
          <table:table-cell table:style-name="Table4.C2" office:value-type="string">
            <text:p text:style-name="P20">Creates a random captcha image.</text:p>
          </table:table-cell>
        </table:table-row>
        <table:table-row table:style-name="Table4.1">
          <table:covered-table-cell table:style-name="Table4.A2"/>
          <table:table-cell table:style-name="Table4.A2" office:value-type="string">
            <text:p text:style-name="P20">CheckCaptcha</text:p>
          </table:table-cell>
          <table:table-cell table:style-name="Table4.C2" office:value-type="string">
            <text:p text:style-name="P20">Checks the provided captcha answer.</text:p>
          </table:table-cell>
        </table:table-row>
        <table:table-row table:style-name="Table4.1">
          <table:covered-table-cell table:style-name="Table4.A2"/>
          <table:table-cell table:style-name="Table4.A2" office:value-type="string">
            <text:p text:style-name="P20">GetImage*</text:p>
          </table:table-cell>
          <table:table-cell table:style-name="Table4.C2" office:value-type="string">
            <text:p text:style-name="P20">Shows a captcha image.</text:p>
          </table:table-cell>
        </table:table-row>
        <table:table-row table:style-name="Table4.1">
          <table:table-cell table:style-name="Table4.A2" office:value-type="string">
            <text:p text:style-name="P20">O</text:p>
          </table:table-cell>
          <table:table-cell table:style-name="Table4.A2" office:value-type="string">
            <text:p text:style-name="P20">ShowDiagnosticData</text:p>
          </table:table-cell>
          <table:table-cell table:style-name="Table4.C2" office:value-type="string">
            <text:p text:style-name="P20">Shows diagnostic information.</text:p>
          </table:table-cell>
        </table:table-row>
      </table:table>
      <text:p text:style-name="P4"/>
      <text:p text:style-name="P4">[*] – Functionality of showing images is configurable – it may be either integrated into the <text:span text:style-name="T3">CreateCaptcha</text:span> function or be a stand-alone separate function which is accessed with a separate method.</text:p>
      <text:p text:style-name="P4"/>
      <text:h text:style-name="P32" text:outline-level="1"><text:bookmark-start text:name="__RefHeading___Toc2799_1627536955"/>9. Message Module<text:bookmark-end text:name="__RefHeading___Toc2799_1627536955"/></text:h>
      <text:p text:style-name="P22">The Message Module deals with messages, threads, forums, <text:span text:style-name="T18">sections </text:span>and has following functions.</text:p>
      <text:h text:style-name="P33" text:outline-level="2"><text:bookmark-start text:name="__RefHeading___Toc2801_1627536955"/>Message module functions<text:bookmark-end text:name="__RefHeading___Toc2801_1627536955"/></text:h>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4">C</text:p>
          </table:table-cell>
          <table:table-cell table:style-name="Table15.A1" office:value-type="string">
            <text:p text:style-name="P14">Function</text:p>
          </table:table-cell>
          <table:table-cell table:style-name="Table15.C1" office:value-type="string">
            <text:p text:style-name="P14">Description</text:p>
          </table:table-cell>
        </table:table-row>
        <table:table-row table:style-name="Table15.1">
          <table:table-cell table:style-name="Table15.A2" office:value-type="string">
            <text:p text:style-name="P20">P</text:p>
          </table:table-cell>
          <table:table-cell table:style-name="Table15.A2" office:value-type="string">
            <text:p text:style-name="P20">Ping</text:p>
          </table:table-cell>
          <table:table-cell table:style-name="Table15.C2" office:value-type="string">
            <text:p text:style-name="P20">Service liveness.</text:p>
          </table:table-cell>
        </table:table-row>
        <table:table-row table:style-name="Table15.1">
          <table:table-cell table:style-name="Table15.A2" table:number-rows-spanned="5" office:value-type="string">
            <text:p text:style-name="P20">S</text:p>
          </table:table-cell>
          <table:table-cell table:style-name="Table15.A2" office:value-type="string">
            <text:p text:style-name="P20">AddSection</text:p>
          </table:table-cell>
          <table:table-cell table:style-name="Table15.C2" office:value-type="string">
            <text:p text:style-name="P20">Adds a new section into another section or as a root section.</text:p>
          </table:table-cell>
        </table:table-row>
        <table:table-row table:style-name="Table15.1">
          <table:covered-table-cell table:style-name="Table15.A2"/>
          <table:table-cell table:style-name="Table15.A2" office:value-type="string">
            <text:p text:style-name="P20">ChangeSectionName</text:p>
          </table:table-cell>
          <table:table-cell table:style-name="Table15.C2" office:value-type="string">
            <text:p text:style-name="P20">Changes section's name.</text:p>
          </table:table-cell>
        </table:table-row>
        <table:table-row table:style-name="Table15.1">
          <table:covered-table-cell table:style-name="Table15.A2"/>
          <table:table-cell table:style-name="Table15.A2" office:value-type="string">
            <text:p text:style-name="P20">ChangeSectionParent</text:p>
          </table:table-cell>
          <table:table-cell table:style-name="Table15.C2" office:value-type="string">
            <text:p text:style-name="P20">Moves a non-root section from an old section into a new section.</text:p>
          </table:table-cell>
        </table:table-row>
        <table:table-row table:style-name="Table15.1">
          <table:covered-table-cell table:style-name="Table15.A2"/>
          <table:table-cell table:style-name="Table15.A2" office:value-type="string">
            <text:p text:style-name="P20">GetSection</text:p>
          </table:table-cell>
          <table:table-cell table:style-name="Table15.C2" office:value-type="string">
            <text:p text:style-name="P19">Returns a section specified by its ID.</text:p>
          </table:table-cell>
        </table:table-row>
        <table:table-row table:style-name="Table15.1">
          <table:covered-table-cell table:style-name="Table15.A2"/>
          <table:table-cell table:style-name="Table15.A2" office:value-type="string">
            <text:p text:style-name="P20">DeleteSection</text:p>
          </table:table-cell>
          <table:table-cell table:style-name="Table15.C2" office:value-type="string">
            <text:p text:style-name="P19">Deletes an existing empty section.</text:p>
          </table:table-cell>
        </table:table-row>
        <table:table-row table:style-name="Table15.1">
          <table:table-cell table:style-name="Table15.A2" table:number-rows-spanned="5" office:value-type="string">
            <text:p text:style-name="P20">F</text:p>
          </table:table-cell>
          <table:table-cell table:style-name="Table15.A2" office:value-type="string">
            <text:p text:style-name="P20">AddForum</text:p>
          </table:table-cell>
          <table:table-cell table:style-name="Table15.C2" office:value-type="string">
            <text:p text:style-name="P20">Adds a new forum into a section.</text:p>
          </table:table-cell>
        </table:table-row>
        <table:table-row table:style-name="Table15.1">
          <table:covered-table-cell table:style-name="Table15.A2"/>
          <table:table-cell table:style-name="Table15.A2" office:value-type="string">
            <text:p text:style-name="P20">ChangeForumName</text:p>
          </table:table-cell>
          <table:table-cell table:style-name="Table15.C2" office:value-type="string">
            <text:p text:style-name="P20">Changes forum's name.</text:p>
          </table:table-cell>
        </table:table-row>
        <table:table-row table:style-name="Table15.1">
          <table:covered-table-cell table:style-name="Table15.A2"/>
          <table:table-cell table:style-name="Table15.A2" office:value-type="string">
            <text:p text:style-name="P20">ChangeForumSection</text:p>
          </table:table-cell>
          <table:table-cell table:style-name="Table15.C2" office:value-type="string">
            <text:p text:style-name="P20">Moves a forum from an old section into a new section.</text:p>
          </table:table-cell>
        </table:table-row>
        <table:table-row table:style-name="Table15.1">
          <table:covered-table-cell table:style-name="Table15.A2"/>
          <table:table-cell table:style-name="Table15.A2" office:value-type="string">
            <text:p text:style-name="P20">GetForum</text:p>
          </table:table-cell>
          <table:table-cell table:style-name="Table15.C2" office:value-type="string">
            <text:p text:style-name="P19">Returns a forum specified by its ID.</text:p>
          </table:table-cell>
        </table:table-row>
        <table:table-row table:style-name="Table15.1">
          <table:covered-table-cell table:style-name="Table15.A2"/>
          <table:table-cell table:style-name="Table15.A2" office:value-type="string">
            <text:p text:style-name="P20">DeleteForum</text:p>
          </table:table-cell>
          <table:table-cell table:style-name="Table15.C2" office:value-type="string">
            <text:p text:style-name="P19">Deletes an existing empty forum.</text:p>
          </table:table-cell>
        </table:table-row>
        <table:table-row table:style-name="Table15.1">
          <table:table-cell table:style-name="Table15.A2" table:number-rows-spanned="5" office:value-type="string">
            <text:p text:style-name="P20">T</text:p>
          </table:table-cell>
          <table:table-cell table:style-name="Table15.A2" office:value-type="string">
            <text:p text:style-name="P20">AddThread</text:p>
          </table:table-cell>
          <table:table-cell table:style-name="Table15.C2" office:value-type="string">
            <text:p text:style-name="P20">Adds a new thread into an existing forum.</text:p>
          </table:table-cell>
        </table:table-row>
        <table:table-row table:style-name="Table15.1">
          <table:covered-table-cell table:style-name="Table15.A2"/>
          <table:table-cell table:style-name="Table15.A2" office:value-type="string">
            <text:p text:style-name="P20">ChangeThreadName</text:p>
          </table:table-cell>
          <table:table-cell table:style-name="Table15.C2" office:value-type="string">
            <text:p text:style-name="P20">Changes thread's <text:s/>name.</text:p>
          </table:table-cell>
        </table:table-row>
        <table:table-row table:style-name="Table15.1">
          <table:covered-table-cell table:style-name="Table15.A2"/>
          <table:table-cell table:style-name="Table15.A2" office:value-type="string">
            <text:p text:style-name="P20">ChangeThreadForum</text:p>
          </table:table-cell>
          <table:table-cell table:style-name="Table15.C2" office:value-type="string">
            <text:p text:style-name="P20">Moves a thread from an old forum into a new forum.</text:p>
          </table:table-cell>
        </table:table-row>
        <table:table-row table:style-name="Table15.1">
          <table:covered-table-cell table:style-name="Table15.A2"/>
          <table:table-cell table:style-name="Table15.A2" office:value-type="string">
            <text:p text:style-name="P20">GetThread</text:p>
          </table:table-cell>
          <table:table-cell table:style-name="Table15.C2" office:value-type="string">
            <text:p text:style-name="P19">Returns a thread specified by its ID.</text:p>
          </table:table-cell>
        </table:table-row>
        <table:table-row table:style-name="Table15.1">
          <table:covered-table-cell table:style-name="Table15.A2"/>
          <table:table-cell table:style-name="Table15.A2" office:value-type="string">
            <text:p text:style-name="P20">DeleteThread</text:p>
          </table:table-cell>
          <table:table-cell table:style-name="Table15.C2" office:value-type="string">
            <text:p text:style-name="P19">Deletes an existing empty thread of a forum.</text:p>
          </table:table-cell>
        </table:table-row>
        <table:table-row table:style-name="Table15.1">
          <table:table-cell table:style-name="Table15.A2" table:number-rows-spanned="5" office:value-type="string">
            <text:p text:style-name="P20">M</text:p>
          </table:table-cell>
          <table:table-cell table:style-name="Table15.A2" office:value-type="string">
            <text:p text:style-name="P20">AddMessage</text:p>
          </table:table-cell>
          <table:table-cell table:style-name="Table15.C2" office:value-type="string">
            <text:p text:style-name="P20">Adds a new message into an existing thread.</text:p>
          </table:table-cell>
        </table:table-row>
        <table:table-row table:style-name="Table15.1">
          <table:covered-table-cell table:style-name="Table15.A2"/>
          <table:table-cell table:style-name="Table15.A2" office:value-type="string">
            <text:p text:style-name="P20">ChangeMessageText</text:p>
          </table:table-cell>
          <table:table-cell table:style-name="Table15.C2" office:value-type="string">
            <text:p text:style-name="P19">Changes message's text.</text:p>
          </table:table-cell>
        </table:table-row>
        <table:table-row table:style-name="Table15.1">
          <table:covered-table-cell table:style-name="Table15.A2"/>
          <table:table-cell table:style-name="Table15.A2" office:value-type="string">
            <text:p text:style-name="P20">ChangeMessageThread</text:p>
          </table:table-cell>
          <table:table-cell table:style-name="Table15.C2" office:value-type="string">
            <text:p text:style-name="P19">Moves a message from an old thread into a new thread.</text:p>
          </table:table-cell>
        </table:table-row>
        <table:table-row table:style-name="Table15.1">
          <table:covered-table-cell table:style-name="Table15.A2"/>
          <table:table-cell table:style-name="Table15.A2" office:value-type="string">
            <text:p text:style-name="P20">GetMessage</text:p>
          </table:table-cell>
          <table:table-cell table:style-name="Table15.C2" office:value-type="string">
            <text:p text:style-name="P19">Returns a message specified by its ID.</text:p>
          </table:table-cell>
        </table:table-row>
        <table:table-row table:style-name="Table15.1">
          <table:covered-table-cell table:style-name="Table15.A2"/>
          <table:table-cell table:style-name="Table15.A2" office:value-type="string">
            <text:p text:style-name="P20">DeleteMessage</text:p>
          </table:table-cell>
          <table:table-cell table:style-name="Table15.C2" office:value-type="string">
            <text:p text:style-name="P19">Deletes an existing message of a thread.</text:p>
          </table:table-cell>
        </table:table-row>
        <table:table-row table:style-name="Table15.1">
          <table:table-cell table:style-name="Table15.A2" table:number-rows-spanned="5" office:value-type="string">
            <text:p text:style-name="P20">C</text:p>
          </table:table-cell>
          <table:table-cell table:style-name="Table15.A2" office:value-type="string">
            <text:p text:style-name="P20">ListThreadAndMessages</text:p>
          </table:table-cell>
          <table:table-cell table:style-name="Table15.C2" office:value-type="string">
            <text:p text:style-name="P19">Returns a thread with all its messages.</text:p>
          </table:table-cell>
        </table:table-row>
        <table:table-row table:style-name="Table15.1">
          <table:covered-table-cell table:style-name="Table15.A2"/>
          <table:table-cell table:style-name="Table15.A2" office:value-type="string">
            <text:p text:style-name="P20">ListThreadAndMessagesOnPage</text:p>
          </table:table-cell>
          <table:table-cell table:style-name="Table15.C2" office:value-type="string">
            <text:p text:style-name="P19">Returns a thread with messages on a specified page.</text:p>
          </table:table-cell>
        </table:table-row>
        <table:table-row table:style-name="Table15.1">
          <table:covered-table-cell table:style-name="Table15.A2"/>
          <table:table-cell table:style-name="Table15.A2" office:value-type="string">
            <text:p text:style-name="P20">ListForumAndThreads</text:p>
          </table:table-cell>
          <table:table-cell table:style-name="Table15.C2" office:value-type="string">
            <text:p text:style-name="P19">Returns a forum with all its threads.</text:p>
          </table:table-cell>
        </table:table-row>
        <table:table-row table:style-name="Table15.1">
          <table:covered-table-cell table:style-name="Table15.A2"/>
          <table:table-cell table:style-name="Table15.A2" office:value-type="string">
            <text:p text:style-name="P20">ListForumAndThreadsOnPage</text:p>
          </table:table-cell>
          <table:table-cell table:style-name="Table15.C2" office:value-type="string">
            <text:p text:style-name="P19">Returns a forum with threads on a specified page.</text:p>
          </table:table-cell>
        </table:table-row>
        <table:table-row table:style-name="Table15.1">
          <table:covered-table-cell table:style-name="Table15.A2"/>
          <table:table-cell table:style-name="Table15.A2" office:value-type="string">
            <text:p text:style-name="P20">ListSectionsAndForums</text:p>
          </table:table-cell>
          <table:table-cell table:style-name="Table15.C2" office:value-type="string">
            <text:p text:style-name="P19">Returns a list of all sections and forums.</text:p>
          </table:table-cell>
        </table:table-row>
        <table:table-row table:style-name="Table15.1">
          <table:table-cell table:style-name="Table15.A2" table:number-rows-spanned="2" office:value-type="string">
            <text:p text:style-name="P20">O</text:p>
          </table:table-cell>
          <table:table-cell table:style-name="Table15.A2" office:value-type="string">
            <text:p text:style-name="P20">ShowDiagnosticData</text:p>
          </table:table-cell>
          <table:table-cell table:style-name="Table15.C2" office:value-type="string">
            <text:p text:style-name="P19">Shows diagnostic information.</text:p>
          </table:table-cell>
        </table:table-row>
        <table:table-row table:style-name="Table15.1">
          <table:covered-table-cell table:style-name="Table15.A2"/>
          <table:table-cell table:style-name="Table15.A2" office:value-type="string">
            <text:p text:style-name="P20">Test*</text:p>
          </table:table-cell>
          <table:table-cell table:style-name="Table15.C2" office:value-type="string">
            <text:p text:style-name="P19">Performs a test.</text:p>
          </table:table-cell>
        </table:table-row>
      </table:table>
      <text:p text:style-name="P4"/>
      <text:p text:style-name="P4">[*] – Function is available only in debug mode.</text:p>
      <text:h text:style-name="P33" text:outline-level="2"><text:bookmark-start text:name="__RefHeading___Toc2803_1627536955"/>System settings<text:bookmark-end text:name="__RefHeading___Toc2803_1627536955"/></text:h>
      <text:p text:style-name="P22">Following system settings are available for the Message Module.</text:p>
      <table:table table:name="Table17" table:style-name="Table17">
        <table:table-column table:style-name="Table17.A"/>
        <table:table-column table:style-name="Table17.B"/>
        <table:table-row table:style-name="Table17.1">
          <table:table-cell table:style-name="Table17.A1" office:value-type="string">
            <text:p text:style-name="P14">Setting</text:p>
          </table:table-cell>
          <table:table-cell table:style-name="Table17.B1" office:value-type="string">
            <text:p text:style-name="P14">Description</text:p>
          </table:table-cell>
        </table:table-row>
        <table:table-row table:style-name="Table17.1">
          <table:table-cell table:style-name="Table17.A2" office:value-type="string">
            <text:p text:style-name="P20">MessageEditTime</text:p>
          </table:table-cell>
          <table:table-cell table:style-name="Table17.B2" office:value-type="string">
            <text:p text:style-name="P20">Maximum allowed message age, i.e. time passed after message creation, when message editing is allowed. This setting is used for simple user roles and does not apply to moderators who can edit messages of any age. Is set in seconds.</text:p>
          </table:table-cell>
        </table:table-row>
        <table:table-row table:style-name="Table17.1">
          <table:table-cell table:style-name="Table17.A2" office:value-type="string">
            <text:p text:style-name="P20">PageSize</text:p>
          </table:table-cell>
          <table:table-cell table:style-name="Table17.B2" office:value-type="string">
            <text:p text:style-name="P20">Page size for pagination of items.</text:p>
          </table:table-cell>
        </table:table-row>
        <table:table-row table:style-name="Table17.1">
          <table:table-cell table:style-name="Table17.A2" office:value-type="string">
            <text:p text:style-name="P20">NewThreadsAtTop</text:p>
          </table:table-cell>
          <table:table-cell table:style-name="Table17.B2" office:value-type="string">
            <text:p text:style-name="P20">This parameter controls how new and updated threads are placed inside forums. If set to <text:span text:style-name="T3">True</text:span>, then following will happen:</text:p>
            <text:list text:style-name="L1">
              <text:list-item>
                <text:p text:style-name="P35">New threads will be added to the start (top) of the list of forum's threads instead of being added to the end (bottom) of the list;</text:p>
              </text:list-item>
              <text:list-item>
                <text:p text:style-name="P35">New messages added to threads will update the thread moving it to the start (top) position of the list of forum's threads.</text:p>
              </text:list-item>
            </text:list>
            <text:p text:style-name="P20">If set to <text:span text:style-name="T3">False</text:span>, then new threads are added to the end (bottom) of the list and thread's new messages do not update thread's position in the list.</text:p>
          </table:table-cell>
        </table:table-row>
        <table:table-row table:style-name="Table17.1">
          <table:table-cell table:style-name="Table17.A2" office:value-type="string">
            <text:p text:style-name="P20">IsDebugMode</text:p>
          </table:table-cell>
          <table:table-cell table:style-name="Table17.B2" office:value-type="string">
            <text:p text:style-name="P20">Debug mode flag.</text:p>
          </table:table-cell>
        </table:table-row>
      </table:table>
      <text:p text:style-name="P4"/>
      <text:h text:style-name="P32" text:outline-level="1"><text:bookmark-start text:name="__RefHeading___Toc2805_1627536955"/><text:soft-page-break/>10. Gateway Module<text:bookmark-end text:name="__RefHeading___Toc2805_1627536955"/></text:h>
      <text:p text:style-name="Text_20_body"><text:span text:style-name="T9">Gateway Module accepts incoming </text:span><text:span text:style-name="T13">HTTPS</text:span><text:span text:style-name="T9"> connections from external clients, dispatches tasks and makes queries to other modules. Gateway Module also acts as a network firewall, restricting access to those clients who have been blocked. In order to act as a firewall, the Gateway Module contains a list of blocked </text:span><text:span text:style-name="T13">IP </text:span><text:span text:style-name="T9">addresses. This list may be changed by the Access Control Module with the help of </text:span><text:span text:style-name="T13">JSON RPC 2.0</text:span><text:span text:style-name="T9"> protocol. </text:span></text:p>
      <text:p text:style-name="Text_20_body"><text:span text:style-name="T9">Incoming requests made by external clients via the </text:span><text:span text:style-name="T13">HTTPS</text:span><text:span text:style-name="T9"> protocol are first analysed by their </text:span><text:span text:style-name="T13">IP </text:span><text:span text:style-name="T9">address. Those requests which are made from unblocked </text:span><text:span text:style-name="T13">IP</text:span><text:span text:style-name="T9"> addresses are redirected to other modules, such as ACM or Message Module, depending on their contents.</text:span></text:p>
      <text:p text:style-name="P22">The following list of internal functions is supported by the Gateway Module.</text:p>
      <text:h text:style-name="P33" text:outline-level="2"><text:bookmark-start text:name="__RefHeading___Toc2807_1627536955"/>Gateway module internal functions<text:bookmark-end text:name="__RefHeading___Toc2807_1627536955"/></text:h>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4">C</text:p>
          </table:table-cell>
          <table:table-cell table:style-name="Table18.A1" office:value-type="string">
            <text:p text:style-name="P14">Function</text:p>
          </table:table-cell>
          <table:table-cell table:style-name="Table18.C1" office:value-type="string">
            <text:p text:style-name="P14">Description</text:p>
          </table:table-cell>
        </table:table-row>
        <table:table-row table:style-name="Table18.1">
          <table:table-cell table:style-name="Table18.A2" office:value-type="string">
            <text:p text:style-name="P20">P</text:p>
          </table:table-cell>
          <table:table-cell table:style-name="Table18.A2" office:value-type="string">
            <text:p text:style-name="P20">Ping</text:p>
          </table:table-cell>
          <table:table-cell table:style-name="Table18.C2" office:value-type="string">
            <text:p text:style-name="P20">Service liveness.</text:p>
          </table:table-cell>
        </table:table-row>
        <table:table-row table:style-name="Table18.1">
          <table:table-cell table:style-name="Table18.A2" table:number-rows-spanned="2" office:value-type="string">
            <text:p text:style-name="P20">I</text:p>
          </table:table-cell>
          <table:table-cell table:style-name="Table18.A2" office:value-type="string">
            <text:p text:style-name="P20">BlockIPAddress</text:p>
          </table:table-cell>
          <table:table-cell table:style-name="Table18.C2" office:value-type="string">
            <text:p text:style-name="P20">Adds an <text:span text:style-name="T3">IP</text:span> address to a block list or updates an existing record.</text:p>
          </table:table-cell>
        </table:table-row>
        <table:table-row table:style-name="Table18.1">
          <table:covered-table-cell table:style-name="Table18.A2"/>
          <table:table-cell table:style-name="Table18.A2" office:value-type="string">
            <text:p text:style-name="P20">IsIPAddressBlocked</text:p>
          </table:table-cell>
          <table:table-cell table:style-name="Table18.C2" office:value-type="string">
            <text:p text:style-name="P20">Checks whether the specified <text:span text:style-name="T3">IP</text:span> address is blocked or not.</text:p>
          </table:table-cell>
        </table:table-row>
        <table:table-row table:style-name="Table18.1">
          <table:table-cell table:style-name="Table18.A2" office:value-type="string">
            <text:p text:style-name="P20">O</text:p>
          </table:table-cell>
          <table:table-cell table:style-name="Table18.A2" office:value-type="string">
            <text:p text:style-name="P20">ShowDiagnosticData</text:p>
          </table:table-cell>
          <table:table-cell table:style-name="Table18.C2" office:value-type="string">
            <text:p text:style-name="P20">Shows diagnostic information.</text:p>
          </table:table-cell>
        </table:table-row>
      </table:table>
      <text:h text:style-name="P33" text:outline-level="2"><text:bookmark-start text:name="__RefHeading___Toc2809_1627536955"/>System settings<text:bookmark-end text:name="__RefHeading___Toc2809_1627536955"/></text:h>
      <text:p text:style-name="P22">Following system settings are available for the Gateway module.</text:p>
      <table:table table:name="Table19" table:style-name="Table19">
        <table:table-column table:style-name="Table19.A"/>
        <table:table-column table:style-name="Table19.B"/>
        <table:table-row table:style-name="Table19.1">
          <table:table-cell table:style-name="Table19.A1" office:value-type="string">
            <text:p text:style-name="P14">Setting</text:p>
          </table:table-cell>
          <table:table-cell table:style-name="Table19.B1" office:value-type="string">
            <text:p text:style-name="P14">Description</text:p>
          </table:table-cell>
        </table:table-row>
        <table:table-row table:style-name="Table19.1">
          <table:table-cell table:style-name="Table19.A2" office:value-type="string">
            <text:p text:style-name="P20">SiteName</text:p>
          </table:table-cell>
          <table:table-cell table:style-name="Table19.B2" office:value-type="string">
            <text:p text:style-name="P20">Name of the site where this forum engine works.</text:p>
          </table:table-cell>
        </table:table-row>
        <table:table-row table:style-name="Table19.1">
          <table:table-cell table:style-name="Table19.A2" office:value-type="string">
            <text:p text:style-name="P20">SiteDomain</text:p>
          </table:table-cell>
          <table:table-cell table:style-name="Table19.B2" office:value-type="string">
            <text:p text:style-name="P20">Domain name of the site where this forum engine works.</text:p>
          </table:table-cell>
        </table:table-row>
        <table:table-row table:style-name="Table19.1">
          <table:table-cell table:style-name="Table19.A2" office:value-type="string">
            <text:p text:style-name="P20">IsFirewallUsed</text:p>
          </table:table-cell>
          <table:table-cell table:style-name="Table19.B2" office:value-type="string">
            <text:p text:style-name="P20">A flag which enables firewall. This setting must be synchronized with the table of incidents of the ACM module.</text:p>
          </table:table-cell>
        </table:table-row>
        <table:table-row table:style-name="Table19.1">
          <table:table-cell table:style-name="Table19.A2" office:value-type="string">
            <text:p text:style-name="P20">ClientIPAddressSource</text:p>
          </table:table-cell>
          <table:table-cell table:style-name="Table19.B2" office:value-type="string">
            <text:p text:style-name="P20">This setting selects where to search for client's <text:span text:style-name="T3">IP</text:span> address. '1' means that <text:span text:style-name="T3">IP</text:span> address is taken directly from the client's address of the <text:span text:style-name="T3">HTTP</text:span> request; '2' means that <text:span text:style-name="T3">IP</text:span> address is taken from the custom <text:span text:style-name="T3">HTTP</text:span> header which is configured by the <text:span text:style-name="T3">ClientIPAddressHeader</text:span> setting.</text:p>
          </table:table-cell>
        </table:table-row>
        <table:table-row table:style-name="Table19.1">
          <table:table-cell table:style-name="Table19.A2" office:value-type="string">
            <text:p text:style-name="P20">ClientIPAddressHeader</text:p>
          </table:table-cell>
          <table:table-cell table:style-name="Table19.B2" office:value-type="string">
            <text:p text:style-name="P20">Name of a custom <text:span text:style-name="T3">HTTP</text:span> header used as a source of client's <text:span text:style-name="T3">IP</text:span> address. This setting is used only when <text:span text:style-name="T3">ClientIPAddressSource</text:span> is set to '2'.</text:p>
          </table:table-cell>
        </table:table-row>
        <table:table-row table:style-name="Table19.1">
          <table:table-cell table:style-name="Table19.A2" office:value-type="string">
            <text:p text:style-name="P24">IsFrontEndEnabled*</text:p>
          </table:table-cell>
          <table:table-cell table:style-name="Table19.B2" office:value-type="string">
            <text:p text:style-name="P24">A flag which enables the front end part of the system.</text:p>
          </table:table-cell>
        </table:table-row>
        <table:table-row table:style-name="Table19.1">
          <table:table-cell table:style-name="Table19.A2" office:value-type="string">
            <text:p text:style-name="P24">FrontEndPath</text:p>
          </table:table-cell>
          <table:table-cell table:style-name="Table19.B2" office:value-type="string">
            <text:p text:style-name="P24">An URL path of the front end part. <text:span text:style-name="T21">Recommended value: "/".</text:span></text:p>
          </table:table-cell>
        </table:table-row>
        <table:table-row table:style-name="Table19.1">
          <table:table-cell table:style-name="Table19.A2" office:value-type="string">
            <text:p text:style-name="P37">ApiPath</text:p>
          </table:table-cell>
          <table:table-cell table:style-name="Table19.B2" office:value-type="string">
            <text:p text:style-name="P36">An URL path of the <text:span text:style-name="T23">system API</text:span>. <text:span text:style-name="T21">Recommended value: "/</text:span><text:span text:style-name="T23">api/</text:span><text:span text:style-name="T21">".</text:span></text:p>
          </table:table-cell>
        </table:table-row>
      </table:table>
      <text:p text:style-name="Text_20_body"/>
      <text:p text:style-name="P23">[*] – F<text:span text:style-name="T19">ront end is the part of the system which serves </text:span><text:span text:style-name="T4">HTML</text:span><text:span text:style-name="T19"> files, </text:span><text:span text:style-name="T4">JavaScript</text:span><text:span text:style-name="T19"> scripts, static files and other assets required to load the initial web page which makes requests to the API of the system. This front end is optional, i.e. it may be switched off. </text:span><text:span text:style-name="T20">Usually you switch off the built-in front end part</text:span><text:span text:style-name="T19"> </text:span><text:span text:style-name="T20">when </text:span><text:span text:style-name="T19">you need to use an external front end implemented in a separate application, such as a </text:span><text:soft-page-break/><text:span text:style-name="T20">mobile or a </text:span><text:span text:style-name="T19">desktop client application written in </text:span><text:span text:style-name="T4">C#</text:span><text:span text:style-name="T19">, </text:span><text:span text:style-name="T4">Java</text:span><text:span text:style-name="T19"> or any other programming language.</text:span></text:p>
      <text:h text:style-name="P32" text:outline-level="1"><text:bookmark-start text:name="__RefHeading___Toc2811_1627536955"/>11. Technical characteristics<text:bookmark-end text:name="__RefHeading___Toc2811_1627536955"/></text:h>
      <text:p text:style-name="P22">Below are described some of the technical characteristics of the <text:span text:style-name="T3">SimpleBB</text:span> forum engine.</text:p>
      <text:h text:style-name="Heading_20_2" text:outline-level="2"><text:bookmark-start text:name="__RefHeading___Toc2813_1627536955"/>Difference between phpBB and SimpleBB<text:bookmark-end text:name="__RefHeading___Toc2813_1627536955"/></text:h>
      <text:p text:style-name="P17"><text:span text:style-name="T3">SimpleBB</text:span> is written in <text:span text:style-name="T3">Go</text:span> programming language and uses micro service architecture.</text:p>
      <text:p text:style-name="P12">If you are used to the <text:span text:style-name="T3">phpBB</text:span> forum and <text:span text:style-name="T3">PHP</text:span> programming language itself, there are several major differences between <text:span text:style-name="T3">phpBB</text:span> and <text:span text:style-name="T3">SimpleBB</text:span> which must be noted.</text:p>
      <text:list text:style-name="L2">
        <text:list-item>
          <text:p text:style-name="P38"><text:span text:style-name="T3">PHP</text:span> programming language is a scripting language. It is used for interpreted scripts, not for compiled programs.</text:p>
        </text:list-item>
        <text:list-item>
          <text:p text:style-name="P38"><text:span text:style-name="T3">PHP </text:span>programming language is not used for persistent runtime executables. <text:span text:style-name="T3">PHP</text:span> scripts are executed from time to time. Programs written with <text:span text:style-name="T3">Go</text:span> language instead are always running in the background as all normal executable programs and services do.</text:p>
        </text:list-item>
        <text:list-item>
          <text:p text:style-name="P38"><text:span text:style-name="T3">PHP</text:span> programming language does not allow modularity and separation of a product into several services. <text:span text:style-name="T3">Go</text:span> language encourages creation of products which consist of several separate services.</text:p>
        </text:list-item>
      </text:list>
      <text:p text:style-name="P17"><text:span text:style-name="T6">Though various programming languages have a lot in common, </text:span><text:span text:style-name="T5">PHP</text:span><text:span text:style-name="T6"> language does not allow to write programs which are compact and easy to maintain because all products written in </text:span><text:span text:style-name="T5">PHP</text:span><text:span text:style-name="T6"> are monolithic. </text:span></text:p>
      <text:p text:style-name="P17"><text:span text:style-name="T6">It is also worth mentioning that programs written in micro service style (or architecture) have a drawback, which did not exist in </text:span><text:span text:style-name="T5">phpBB</text:span><text:span text:style-name="T6"> – micro services are difficult to start and stop. Moreover, communication between micro services requires additional efforts from developers and testers. So, if you are a </text:span><text:span text:style-name="T5">PHP</text:span><text:span text:style-name="T6"> person, you will find this product a little bit strange at first time.</text:span></text:p>
      <text:p text:style-name="P17"><text:span text:style-name="T6">The </text:span><text:span text:style-name="T5">SimpleBB</text:span><text:span text:style-name="T6"> engine accepts clients' requests and provides response in a more convenient ways than those old school scripts written in </text:span><text:span text:style-name="T5">PHP</text:span><text:span text:style-name="T6">. Every time you use </text:span><text:span text:style-name="T5">phpBB</text:span><text:span text:style-name="T6">, it flushes a big bucket of cold water on you, and this water consists of huge </text:span><text:span text:style-name="T5">HTML</text:span><text:span text:style-name="T6"> pages at which you can stare for hours searching for something. The </text:span><text:span text:style-name="T5">SimpleBB</text:span><text:span text:style-name="T6"> engine provides response in a much easier way – it shows you a quite compact and convenient </text:span><text:span text:style-name="T5">JSON</text:span><text:span text:style-name="T6"> file which is easy to read and understand. Data taken from </text:span><text:span text:style-name="T5">JSON </text:span><text:span text:style-name="T6">files can be easily parsed and used with a front end written in </text:span><text:span text:style-name="T5">JavaScript, Java, C#</text:span><text:span text:style-name="T6"> or any other programming language of your taste.</text:span></text:p>
      <text:h text:style-name="Heading_20_2" text:outline-level="2"><text:bookmark-start text:name="__RefHeading___Toc2815_1627536955"/>Scaling<text:bookmark-end text:name="__RefHeading___Toc2815_1627536955"/></text:h>
      <text:p text:style-name="P17"><text:span text:style-name="T3">SimpleBB</text:span> forum engine uses a very simplistic approach to everything, and scaling is not an exception. The engine allows each server to be run only in a single instance. This is done in order to make everything simple and robust. </text:p>
      <text:h text:style-name="P34" text:outline-level="2"><text:bookmark-start text:name="__RefHeading___Toc2817_1627536955"/>Logics<text:bookmark-end text:name="__RefHeading___Toc2817_1627536955"/></text:h>
      <text:p text:style-name="P17">All the logics is used on an application level. Logics is almost not used on the level of <text:span text:style-name="T3">SQL</text:span> database server and this done on purpose – this makes the product very simple, easy to maintain and reliable. </text:p>
      <text:p text:style-name="P17">As the logics is used on the application level, all the database locks are made on the same level – application level – making it easy and safe to recover after system crashes. If a database access was locked while the application crashed, the lock disappears after the application is shut down or restarted.</text:p>
      <text:p text:style-name="P17"><text:soft-page-break/>There is also another peculiarity of <text:s/>locks made on application level – it is nearly impossible to use <text:span text:style-name="T3">SQL</text:span> transactions mixed with logics on an application level. Technically, <text:span text:style-name="T3">SQL</text:span> forbids to return multiple results (inserted row IDs and affected row counts) in a complex transaction, forcing programmers to move all the application logics to the <text:span text:style-name="T3">SQL</text:span> database level. In most cases this leads to difficulties of code inspections and debugging, while <text:span text:style-name="T3">Go</text:span> language and <text:span text:style-name="T3">SQL</text:span> language are totally different programming languages. </text:p>
      <text:p text:style-name="P17">This product is very simple and requires no knowledge of writing ugly and monster-like functions and procedures in specific dialects of <text:span text:style-name="T3">SQL</text:span> languages. This approach allows an easy porting of the product to other database management systems if such a requirement arises in future.</text:p>
      <text:p text:style-name="P17">However, there is a small disadvantage of such an approach. If a system crashes while a complex action is in progress, some junk may be left in the database that will need a little bit of manual cleaning. Comparing with those monster-like <text:span text:style-name="T3">SQL</text:span> procedures that try to suck all the application logics in themselves, it is much easier to clean a redundant database entry than to support all the <text:span text:style-name="T3">SQL </text:span>dialects.</text:p>
      <text:h text:style-name="P34" text:outline-level="2"><text:bookmark-start text:name="__RefHeading___Toc2819_1627536955"/>Reliability<text:bookmark-end text:name="__RefHeading___Toc2819_1627536955"/></text:h>
      <text:p text:style-name="P17">The simplicity of the product can also be seen in its data models used on the database level. Each object of important class is linked from both sides – a parent object stores a link to a child object and vice versa – a child object stores a link to a parent object. This approach makes it very easy to restore database after failures and check consistency in case of a system crash. This means that it is always possible to repair the database in case of a system crash. In other words, the <text:span text:style-name="T3">SimpleBB</text:span> forum engine uses redundancy as a safe guard for data consistency.</text:p>
      <text:p text:style-name="P17">Another example is the inability to remove parent objects which have child objects attached, e.g. it is not possible to remove a forum which has threads inside of it. This safe guard requires additional efforts to remove content but makes the system more safe and reliable.</text:p>
      <text:p text:style-name="P17"><text:span text:style-name="T22">S</text:span>ystem's important roles such as <text:span text:style-name="User_20_Role"><text:span text:style-name="T2">Moderator</text:span></text:span><text:span text:style-name="T7"> and </text:span><text:span text:style-name="User_20_Role"><text:span text:style-name="T2">Administrator</text:span></text:span> are protected from all the system users, i.e. it is not possible to gain access to these roles using the API. Such roles are attached to users in a configuration file of the ACM module. No such feature was used in the <text:span text:style-name="T3">phpBB</text:span> forum engine as far as we know.</text:p>
      <text:h text:style-name="P34" text:outline-level="2"><text:bookmark-start text:name="__RefHeading___Toc2821_1627536955"/>Installation and configuration<text:bookmark-end text:name="__RefHeading___Toc2821_1627536955"/></text:h>
      <text:p text:style-name="P17">The <text:span text:style-name="T3">SimpleBB</text:span> engine does not have installation scripts as <text:span text:style-name="T3">phpBB</text:span> forum engine does. All the installation process is comprised of creation of configuration files.</text:p>
      <text:p text:style-name="P17">To configure or re-configure the product each module or micro service must be configured or re-configured separately. Configuration is done by editing of configuration files. To apply new configuration of a module or a micro service it must be restarted.</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GB"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color="#0000ff" loext:opacity="10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3cm" fo:margin-right="3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4.001cm" fo:margin-right="3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5.001cm" fo:margin-right="3cm" fo:text-indent="0cm" style:auto-text-indent="false">
        <style:tab-stops>
          <style:tab-stop style:position="18.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User_20_Role" style:display-name="User Role" style:family="text">
      <style:text-properties fo:color="#0066ff" loext:opacity="100%" fo:font-style="italic"/>
    </style:style>
    <style:style style:name="Yes" style:family="text">
      <style:text-properties fo:color="#009900" loext:opacity="100%" fo:font-weight="bold"/>
    </style:style>
    <style:style style:name="No" style:family="text">
      <style:text-properties fo:color="#ff0000" loext:opacity="100%" fo:font-weight="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d2ac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cfe7f5"/>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ncepts of the SimpleBB. Page <text:page-number text:select-page="current">15</text:page-number><text:s/><text:span text:style-name="MT1">of </text:span><text:span text:style-name="MT1"><text:page-count>15</text:page-count></text:span><text:span text:style-name="MT1">.</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17T19:11:23.251000000</meta:creation-date>
    <meta:editing-duration>P0D</meta:editing-duration>
    <meta:editing-cycles>1</meta:editing-cycles>
    <meta:generator>LibreOffice/7.6.4.1$Windows_X86_64 LibreOffice_project/e19e193f88cd6c0525a17fb7a176ed8e6a3e2aa1</meta:generator>
    <meta:document-statistic meta:table-count="19" meta:image-count="0" meta:object-count="0" meta:page-count="15" meta:paragraph-count="841" meta:word-count="4262" meta:character-count="25474" meta:non-whitespace-character-count="22027"/>
    <meta:user-defined meta:name="Info 1"/>
    <meta:user-defined meta:name="Info 2"/>
    <meta:user-defined meta:name="Info 3"/>
    <meta:user-defined meta:name="Info 4"/>
    <meta:template xlink:type="simple" xlink:actuate="onRequest" xlink:title="Default Page" xlink:href="../../../../OpenOffice/4/user/template/Default%20Page.ott" meta:date="2023-07-13T16:58:34.750000000"/>
  </office:meta>
</office:document-meta>
</file>